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58.3" calcext:value-type="float">
            <text:p>58.3</text:p>
          </table:table-cell>
          <table:table-cell table:formula="of:=ABS([.B1]-[.A1])/(([.A1]+[.B1])/2)" office:value-type="percentage" office:value="0" calcext:value-type="percentage">
            <text:p>0.00%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87.6" calcext:value-type="float">
            <text:p>87.6</text:p>
          </table:table-cell>
          <table:table-cell table:formula="of:=ABS([.F1]-[.E1])/(([.E1]+[.F1])/2)" office:value-type="percentage" office:value="0.0770598695909899" calcext:value-type="percentage">
            <text:p>7.71%</text:p>
          </table:table-cell>
          <table:table-cell/>
          <table:table-cell office:value-type="float" office:value="75.4" calcext:value-type="float">
            <text:p>75.4</text:p>
          </table:table-cell>
          <table:table-cell office:value-type="float" office:value="74.6" calcext:value-type="float">
            <text:p>74.6</text:p>
          </table:table-cell>
          <table:table-cell table:formula="of:=ABS([.I1]-[.J1])/(([.I1]+[.J1])/2)" office:value-type="percentage" office:value="0.0106666666666668" calcext:value-type="percentage">
            <text:p>1.07%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.7" calcext:value-type="float">
            <text:p>94.7</text:p>
          </table:table-cell>
          <table:table-cell table:formula="of:=ABS([.M1]-[.N1])/(([.M1]+[.N1])/2)" office:value-type="percentage" office:value="0.0544427324088341" calcext:value-type="percentage">
            <text:p>5.44%</text:p>
          </table:table-cell>
          <table:table-cell/>
          <table:table-cell office:value-type="float" office:value="354.5" calcext:value-type="float">
            <text:p>354.5</text:p>
          </table:table-cell>
          <table:table-cell office:value-type="float" office:value="355.6" calcext:value-type="float">
            <text:p>355.6</text:p>
          </table:table-cell>
          <table:table-cell table:style-name="ce1" table:formula="of:=ABS([.Q1]-[.R1])/(([.Q1]+[.R1])/2)" office:value-type="percentage" office:value="0.00309815518941001" calcext:value-type="percentage">
            <text:p>0.31%</text:p>
          </table:table-cell>
        </table:table-row>
        <table:table-row table:style-name="ro1">
          <table:table-cell table:number-columns-repeated="2" office:value-type="float" office:value="53.8" calcext:value-type="float">
            <text:p>53.8</text:p>
          </table:table-cell>
          <table:table-cell table:formula="of:=ABS([.B2]-[.A2])/(([.A2]+[.B2])/2)" office:value-type="percentage" office:value="0" calcext:value-type="percentage">
            <text:p>0.00%</text:p>
          </table:table-cell>
          <table:table-cell/>
          <table:table-cell office:value-type="float" office:value="87.2" calcext:value-type="float">
            <text:p>87.2</text:p>
          </table:table-cell>
          <table:table-cell office:value-type="float" office:value="91.7" calcext:value-type="float">
            <text:p>91.7</text:p>
          </table:table-cell>
          <table:table-cell table:formula="of:=ABS([.F2]-[.E2])/(([.E2]+[.F2])/2)" office:value-type="percentage" office:value="0.0503074343208496" calcext:value-type="percentage">
            <text:p>5.03%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.9" calcext:value-type="float">
            <text:p>68.9</text:p>
          </table:table-cell>
          <table:table-cell table:formula="of:=ABS([.I2]-[.J2])/(([.I2]+[.J2])/2)" office:value-type="percentage" office:value="0.00145032632342269" calcext:value-type="percentage">
            <text:p>0.15%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84.9" calcext:value-type="float">
            <text:p>84.9</text:p>
          </table:table-cell>
          <table:table-cell table:formula="of:=ABS([.M2]-[.N2])/(([.M2]+[.N2])/2)" office:value-type="percentage" office:value="0.00704225352112669" calcext:value-type="percentage">
            <text:p>0.70%</text:p>
          </table:table-cell>
          <table:table-cell/>
          <table:table-cell office:value-type="float" office:value="320.6" calcext:value-type="float">
            <text:p>320.6</text:p>
          </table:table-cell>
          <table:table-cell office:value-type="float" office:value="324.3" calcext:value-type="float">
            <text:p>324.3</text:p>
          </table:table-cell>
          <table:table-cell table:style-name="ce1" table:formula="of:=ABS([.Q2]-[.R2])/(([.Q2]+[.R2])/2)" office:value-type="percentage" office:value="0.011474647232129" calcext:value-type="percentage">
            <text:p>1.15%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44.8" calcext:value-type="float">
            <text:p>44.8</text:p>
          </table:table-cell>
          <table:table-cell table:formula="of:=ABS([.B3]-[.A3])/(([.A3]+[.B3])/2)" office:value-type="percentage" office:value="0.00223463687150825" calcext:value-type="percentage">
            <text:p>0.22%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89" calcext:value-type="float">
            <text:p>89</text:p>
          </table:table-cell>
          <table:table-cell table:formula="of:=ABS([.F3]-[.E3])/(([.E3]+[.F3])/2)" office:value-type="percentage" office:value="0.063768115942029" calcext:value-type="percentage">
            <text:p>6.38%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.4" calcext:value-type="float">
            <text:p>70.4</text:p>
          </table:table-cell>
          <table:table-cell table:formula="of:=ABS([.I3]-[.J3])/(([.I3]+[.J3])/2)" office:value-type="percentage" office:value="0.00848656294200841" calcext:value-type="percentage">
            <text:p>0.85%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79.4" calcext:value-type="float">
            <text:p>79.4</text:p>
          </table:table-cell>
          <table:table-cell table:formula="of:=ABS([.M3]-[.N3])/(([.M3]+[.N3])/2)" office:value-type="percentage" office:value="0.0431300061614295" calcext:value-type="percentage">
            <text:p>4.31%</text:p>
          </table:table-cell>
          <table:table-cell/>
          <table:table-cell office:value-type="float" office:value="290.8" calcext:value-type="float">
            <text:p>290.8</text:p>
          </table:table-cell>
          <table:table-cell office:value-type="float" office:value="292.7" calcext:value-type="float">
            <text:p>292.7</text:p>
          </table:table-cell>
          <table:table-cell table:style-name="ce1" table:formula="of:=ABS([.Q3]-[.R3])/(([.Q3]+[.R3])/2)" office:value-type="percentage" office:value="0.00651242502142237" calcext:value-type="percentage">
            <text:p>0.65%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53.5" calcext:value-type="float">
            <text:p>53.5</text:p>
          </table:table-cell>
          <table:table-cell table:formula="of:=ABS([.B4]-[.A4])/(([.A4]+[.B4])/2)" office:value-type="percentage" office:value="0.00559179869524692" calcext:value-type="percentage">
            <text:p>0.56%</text:p>
          </table:table-cell>
          <table:table-cell/>
          <table:table-cell office:value-type="float" office:value="73.7" calcext:value-type="float">
            <text:p>73.7</text:p>
          </table:table-cell>
          <table:table-cell office:value-type="float" office:value="76.7" calcext:value-type="float">
            <text:p>76.7</text:p>
          </table:table-cell>
          <table:table-cell table:formula="of:=ABS([.F4]-[.E4])/(([.E4]+[.F4])/2)" office:value-type="percentage" office:value="0.0398936170212766" calcext:value-type="percentage">
            <text:p>3.99%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73.9" calcext:value-type="float">
            <text:p>73.9</text:p>
          </table:table-cell>
          <table:table-cell table:formula="of:=ABS([.I4]-[.J4])/(([.I4]+[.J4])/2)" office:value-type="percentage" office:value="0.00539811066126844" calcext:value-type="percentage">
            <text:p>0.54%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formula="of:=ABS([.M4]-[.N4])/(([.M4]+[.N4])/2)" office:value-type="percentage" office:value="0.00200200200200203" calcext:value-type="percentage">
            <text:p>0.20%</text:p>
          </table:table-cell>
          <table:table-cell/>
          <table:table-cell office:value-type="float" office:value="279.9" calcext:value-type="float">
            <text:p>279.9</text:p>
          </table:table-cell>
          <table:table-cell office:value-type="float" office:value="282.8" calcext:value-type="float">
            <text:p>282.8</text:p>
          </table:table-cell>
          <table:table-cell table:style-name="ce1" table:formula="of:=ABS([.Q4]-[.R4])/(([.Q4]+[.R4])/2)" office:value-type="percentage" office:value="0.0103074462413365" calcext:value-type="percentage">
            <text:p>1.03%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ABS([.B5]-[.A5])/(([.A5]+[.B5])/2)" office:value-type="percentage" office:value="0" calcext:value-type="percentage">
            <text:p>0.00%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float" office:value="75.8" calcext:value-type="float">
            <text:p>75.8</text:p>
          </table:table-cell>
          <table:table-cell table:formula="of:=ABS([.F5]-[.E5])/(([.E5]+[.F5])/2)" office:value-type="percentage" office:value="0.0146179401993355" calcext:value-type="percentage">
            <text:p>1.46%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65" calcext:value-type="float">
            <text:p>65</text:p>
          </table:table-cell>
          <table:table-cell table:formula="of:=ABS([.I5]-[.J5])/(([.I5]+[.J5])/2)" office:value-type="percentage" office:value="0.00766283524904215" calcext:value-type="percentage">
            <text:p>0.77%</text:p>
          </table:table-cell>
          <table:table-cell/>
          <table:table-cell office:value-type="float" office:value="81.3" calcext:value-type="float">
            <text:p>81.3</text:p>
          </table:table-cell>
          <table:table-cell office:value-type="float" office:value="90" calcext:value-type="float">
            <text:p>90</text:p>
          </table:table-cell>
          <table:table-cell table:formula="of:=ABS([.M5]-[.N5])/(([.M5]+[.N5])/2)" office:value-type="percentage" office:value="0.101576182136602" calcext:value-type="percentage">
            <text:p>10.16%</text:p>
          </table:table-cell>
          <table:table-cell/>
          <table:table-cell office:value-type="float" office:value="269.1" calcext:value-type="float">
            <text:p>269.1</text:p>
          </table:table-cell>
          <table:table-cell office:value-type="float" office:value="278.9" calcext:value-type="float">
            <text:p>278.9</text:p>
          </table:table-cell>
          <table:table-cell table:style-name="ce1" table:formula="of:=ABS([.Q5]-[.R5])/(([.Q5]+[.R5])/2)" office:value-type="percentage" office:value="0.0357664233576641" calcext:value-type="percentage">
            <text:p>3.58%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57.4" calcext:value-type="float">
            <text:p>57.4</text:p>
          </table:table-cell>
          <table:table-cell table:formula="of:=ABS([.B6]-[.A6])/(([.A6]+[.B6])/2)" office:value-type="percentage" office:value="0.00174367916303403" calcext:value-type="percentage">
            <text:p>0.17%</text:p>
          </table:table-cell>
          <table:table-cell/>
          <table:table-cell office:value-type="float" office:value="81.6" calcext:value-type="float">
            <text:p>81.6</text:p>
          </table:table-cell>
          <table:table-cell office:value-type="float" office:value="86.8" calcext:value-type="float">
            <text:p>86.8</text:p>
          </table:table-cell>
          <table:table-cell table:formula="of:=ABS([.F6]-[.E6])/(([.E6]+[.F6])/2)" office:value-type="percentage" office:value="0.0617577197149644" calcext:value-type="percentage">
            <text:p>6.18%</text:p>
          </table:table-cell>
          <table:table-cell/>
          <table:table-cell office:value-type="float" office:value="73.1" calcext:value-type="float">
            <text:p>73.1</text:p>
          </table:table-cell>
          <table:table-cell office:value-type="float" office:value="73.2" calcext:value-type="float">
            <text:p>73.2</text:p>
          </table:table-cell>
          <table:table-cell table:formula="of:=ABS([.I6]-[.J6])/(([.I6]+[.J6])/2)" office:value-type="percentage" office:value="0.00136705399863306" calcext:value-type="percentage">
            <text:p>0.14%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5.4" calcext:value-type="float">
            <text:p>55.4</text:p>
          </table:table-cell>
          <table:table-cell table:formula="of:=ABS([.M6]-[.N6])/(([.M6]+[.N6])/2)" office:value-type="percentage" office:value="0.0255941499085923" calcext:value-type="percentage">
            <text:p>2.56%</text:p>
          </table:table-cell>
          <table:table-cell/>
          <table:table-cell office:value-type="float" office:value="253.8" calcext:value-type="float">
            <text:p>253.8</text:p>
          </table:table-cell>
          <table:table-cell office:value-type="float" office:value="260.6" calcext:value-type="float">
            <text:p>260.6</text:p>
          </table:table-cell>
          <table:table-cell table:style-name="ce1" table:formula="of:=ABS([.Q6]-[.R6])/(([.Q6]+[.R6])/2)" office:value-type="percentage" office:value="0.026438569206843" calcext:value-type="percentage">
            <text:p>2.64%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51.7" calcext:value-type="float">
            <text:p>51.7</text:p>
          </table:table-cell>
          <table:table-cell table:formula="of:=ABS([.B7]-[.A7])/(([.A7]+[.B7])/2)" office:value-type="percentage" office:value="0.00193610842207166" calcext:value-type="percentage">
            <text:p>0.19%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3.2" calcext:value-type="float">
            <text:p>83.2</text:p>
          </table:table-cell>
          <table:table-cell table:formula="of:=ABS([.F7]-[.E7])/(([.E7]+[.F7])/2)" office:value-type="percentage" office:value="0.0404659717964439" calcext:value-type="percentage">
            <text:p>4.05%</text:p>
          </table:table-cell>
          <table:table-cell/>
          <table:table-cell office:value-type="float" office:value="84.8" calcext:value-type="float">
            <text:p>84.8</text:p>
          </table:table-cell>
          <table:table-cell office:value-type="float" office:value="84.3" calcext:value-type="float">
            <text:p>84.3</text:p>
          </table:table-cell>
          <table:table-cell table:formula="of:=ABS([.I7]-[.J7])/(([.I7]+[.J7])/2)" office:value-type="percentage" office:value="0.00591366055588409" calcext:value-type="percentage">
            <text:p>0.59%</text:p>
          </table:table-cell>
          <table:table-cell/>
          <table:table-cell office:value-type="float" office:value="72.8" calcext:value-type="float">
            <text:p>72.8</text:p>
          </table:table-cell>
          <table:table-cell office:value-type="float" office:value="72.2" calcext:value-type="float">
            <text:p>72.2</text:p>
          </table:table-cell>
          <table:table-cell table:formula="of:=ABS([.M7]-[.N7])/(([.M7]+[.N7])/2)" office:value-type="percentage" office:value="0.00827586206896544" calcext:value-type="percentage">
            <text:p>0.83%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50.7" calcext:value-type="float">
            <text:p>250.7</text:p>
          </table:table-cell>
          <table:table-cell table:style-name="ce1" table:formula="of:=ABS([.Q7]-[.R7])/(([.Q7]+[.R7])/2)" office:value-type="percentage" office:value="0.0108281531983156" calcext:value-type="percentage">
            <text:p>1.08%</text:p>
          </table:table-cell>
        </table:table-row>
        <table:table-row table:style-name="ro1">
          <table:table-cell table:number-columns-repeated="2" office:value-type="float" office:value="87.5" calcext:value-type="float">
            <text:p>87.5</text:p>
          </table:table-cell>
          <table:table-cell table:formula="of:=ABS([.B8]-[.A8])/(([.A8]+[.B8])/2)" office:value-type="percentage" office:value="0" calcext:value-type="percentage">
            <text:p>0.00%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87.8" calcext:value-type="float">
            <text:p>87.8</text:p>
          </table:table-cell>
          <table:table-cell table:formula="of:=ABS([.F8]-[.E8])/(([.E8]+[.F8])/2)" office:value-type="percentage" office:value="0.0265435660703981" calcext:value-type="percentage">
            <text:p>2.65%</text:p>
          </table:table-cell>
          <table:table-cell/>
          <table:table-cell table:number-columns-repeated="2" office:value-type="float" office:value="90.3" calcext:value-type="float">
            <text:p>90.3</text:p>
          </table:table-cell>
          <table:table-cell table:formula="of:=ABS([.I8]-[.J8])/(([.I8]+[.J8])/2)" office:value-type="percentage" office:value="0" calcext:value-type="percentage">
            <text:p>0.00%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61.8" calcext:value-type="float">
            <text:p>61.8</text:p>
          </table:table-cell>
          <table:table-cell table:formula="of:=ABS([.M8]-[.N8])/(([.M8]+[.N8])/2)" office:value-type="percentage" office:value="0.12736660929432" calcext:value-type="percentage">
            <text:p>12.74%</text:p>
          </table:table-cell>
          <table:table-cell/>
          <table:table-cell office:value-type="float" office:value="245.4" calcext:value-type="float">
            <text:p>245.4</text:p>
          </table:table-cell>
          <table:table-cell office:value-type="float" office:value="255.1" calcext:value-type="float">
            <text:p>255.1</text:p>
          </table:table-cell>
          <table:table-cell table:style-name="ce1" table:formula="of:=ABS([.Q8]-[.R8])/(([.Q8]+[.R8])/2)" office:value-type="percentage" office:value="0.0387612387612387" calcext:value-type="percentage">
            <text:p>3.88%</text:p>
          </table:table-cell>
        </table:table-row>
        <table:table-row table:style-name="ro1">
          <table:table-cell table:number-columns-repeated="2" office:value-type="float" office:value="47.8" calcext:value-type="float">
            <text:p>47.8</text:p>
          </table:table-cell>
          <table:table-cell table:formula="of:=ABS([.B9]-[.A9])/(([.A9]+[.B9])/2)" office:value-type="percentage" office:value="0" calcext:value-type="percentage">
            <text:p>0.00%</text:p>
          </table:table-cell>
          <table:table-cell/>
          <table:table-cell office:value-type="float" office:value="72.2" calcext:value-type="float">
            <text:p>72.2</text:p>
          </table:table-cell>
          <table:table-cell office:value-type="float" office:value="75.1" calcext:value-type="float">
            <text:p>75.1</text:p>
          </table:table-cell>
          <table:table-cell table:formula="of:=ABS([.F9]-[.E9])/(([.E9]+[.F9])/2)" office:value-type="percentage" office:value="0.0393754243041411" calcext:value-type="percentage">
            <text:p>3.94%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81.2" calcext:value-type="float">
            <text:p>81.2</text:p>
          </table:table-cell>
          <table:table-cell table:formula="of:=ABS([.I9]-[.J9])/(([.I9]+[.J9])/2)" office:value-type="percentage" office:value="0.00368776889981558" calcext:value-type="percentage">
            <text:p>0.37%</text:p>
          </table:table-cell>
          <table:table-cell/>
          <table:table-cell office:value-type="float" office:value="63.9" calcext:value-type="float">
            <text:p>63.9</text:p>
          </table:table-cell>
          <table:table-cell office:value-type="float" office:value="66.1" calcext:value-type="float">
            <text:p>66.1</text:p>
          </table:table-cell>
          <table:table-cell table:formula="of:=ABS([.M9]-[.N9])/(([.M9]+[.N9])/2)" office:value-type="percentage" office:value="0.0338461538461538" calcext:value-type="percentage">
            <text:p>3.38%</text:p>
          </table:table-cell>
          <table:table-cell/>
          <table:table-cell office:value-type="float" office:value="237.9" calcext:value-type="float">
            <text:p>237.9</text:p>
          </table:table-cell>
          <table:table-cell office:value-type="float" office:value="243.1" calcext:value-type="float">
            <text:p>243.1</text:p>
          </table:table-cell>
          <table:table-cell table:style-name="ce1" table:formula="of:=ABS([.Q9]-[.R9])/(([.Q9]+[.R9])/2)" office:value-type="percentage" office:value="0.0216216216216216" calcext:value-type="percentage">
            <text:p>2.16%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formula="of:=ABS([.B10]-[.A10])/(([.A10]+[.B10])/2)" office:value-type="percentage" office:value="0" calcext:value-type="percentage">
            <text:p>0.00%</text:p>
          </table:table-cell>
          <table:table-cell/>
          <table:table-cell office:value-type="float" office:value="86.2" calcext:value-type="float">
            <text:p>86.2</text:p>
          </table:table-cell>
          <table:table-cell office:value-type="float" office:value="91" calcext:value-type="float">
            <text:p>91</text:p>
          </table:table-cell>
          <table:table-cell table:formula="of:=ABS([.F10]-[.E10])/(([.E10]+[.F10])/2)" office:value-type="percentage" office:value="0.0541760722347629" calcext:value-type="percentage">
            <text:p>5.42%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72.5" calcext:value-type="float">
            <text:p>72.5</text:p>
          </table:table-cell>
          <table:table-cell table:formula="of:=ABS([.I10]-[.J10])/(([.I10]+[.J10])/2)" office:value-type="percentage" office:value="0.0136986301369863" calcext:value-type="percentage">
            <text:p>1.37%</text:p>
          </table:table-cell>
          <table:table-cell/>
          <table:table-cell office:value-type="float" office:value="57.8" calcext:value-type="float">
            <text:p>57.8</text:p>
          </table:table-cell>
          <table:table-cell office:value-type="float" office:value="56.7" calcext:value-type="float">
            <text:p>56.7</text:p>
          </table:table-cell>
          <table:table-cell table:formula="of:=ABS([.M10]-[.N10])/(([.M10]+[.N10])/2)" office:value-type="percentage" office:value="0.0192139737991265" calcext:value-type="percentage">
            <text:p>1.92%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40.4" calcext:value-type="float">
            <text:p>240.4</text:p>
          </table:table-cell>
          <table:table-cell table:style-name="ce1" table:formula="of:=ABS([.Q10]-[.R10])/(([.Q10]+[.R10])/2)" office:value-type="percentage" office:value="0.0142438206954336" calcext:value-type="percentage">
            <text:p>1.42%</text:p>
          </table:table-cell>
        </table:table-row>
        <table:table-row table:style-name="ro1">
          <table:table-cell table:number-columns-repeated="2" office:value-type="float" office:value="44.1" calcext:value-type="float">
            <text:p>44.1</text:p>
          </table:table-cell>
          <table:table-cell table:formula="of:=ABS([.B11]-[.A11])/(([.A11]+[.B11])/2)" office:value-type="percentage" office:value="0" calcext:value-type="percentage">
            <text:p>0.00%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91.7" calcext:value-type="float">
            <text:p>91.7</text:p>
          </table:table-cell>
          <table:table-cell table:formula="of:=ABS([.F11]-[.E11])/(([.E11]+[.F11])/2)" office:value-type="percentage" office:value="0.046875" calcext:value-type="percentage">
            <text:p>4.69%</text:p>
          </table:table-cell>
          <table:table-cell/>
          <table:table-cell office:value-type="float" office:value="73.1" calcext:value-type="float">
            <text:p>73.1</text:p>
          </table:table-cell>
          <table:table-cell office:value-type="float" office:value="73.2" calcext:value-type="float">
            <text:p>73.2</text:p>
          </table:table-cell>
          <table:table-cell table:formula="of:=ABS([.I11]-[.J11])/(([.I11]+[.J11])/2)" office:value-type="percentage" office:value="0.00136705399863306" calcext:value-type="percentage">
            <text:p>0.14%</text:p>
          </table:table-cell>
          <table:table-cell/>
          <table:table-cell office:value-type="float" office:value="50.3" calcext:value-type="float">
            <text:p>50.3</text:p>
          </table:table-cell>
          <table:table-cell office:value-type="float" office:value="52" calcext:value-type="float">
            <text:p>52</text:p>
          </table:table-cell>
          <table:table-cell table:formula="of:=ABS([.M11]-[.N11])/(([.M11]+[.N11])/2)" office:value-type="percentage" office:value="0.0332355816226785" calcext:value-type="percentage">
            <text:p>3.32%</text:p>
          </table:table-cell>
          <table:table-cell/>
          <table:table-cell office:value-type="float" office:value="234.4" calcext:value-type="float">
            <text:p>234.4</text:p>
          </table:table-cell>
          <table:table-cell office:value-type="float" office:value="240.3" calcext:value-type="float">
            <text:p>240.3</text:p>
          </table:table-cell>
          <table:table-cell table:style-name="ce1" table:formula="of:=ABS([.Q11]-[.R11])/(([.Q11]+[.R11])/2)" office:value-type="percentage" office:value="0.0248578049294291" calcext:value-type="percentage">
            <text:p>2.49%</text:p>
          </table:table-cell>
        </table:table-row>
        <table:table-row table:style-name="ro1">
          <table:table-cell table:number-columns-repeated="2" office:value-type="float" office:value="96.9" calcext:value-type="float">
            <text:p>96.9</text:p>
          </table:table-cell>
          <table:table-cell table:formula="of:=ABS([.B12]-[.A12])/(([.A12]+[.B12])/2)" office:value-type="percentage" office:value="0" calcext:value-type="percentage">
            <text:p>0.00%</text:p>
          </table:table-cell>
          <table:table-cell/>
          <table:table-cell office:value-type="float" office:value="86.1" calcext:value-type="float">
            <text:p>86.1</text:p>
          </table:table-cell>
          <table:table-cell office:value-type="float" office:value="84.2" calcext:value-type="float">
            <text:p>84.2</text:p>
          </table:table-cell>
          <table:table-cell table:formula="of:=ABS([.F12]-[.E12])/(([.E12]+[.F12])/2)" office:value-type="percentage" office:value="0.022313564298297" calcext:value-type="percentage">
            <text:p>2.23%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63.4" calcext:value-type="float">
            <text:p>63.4</text:p>
          </table:table-cell>
          <table:table-cell table:formula="of:=ABS([.I12]-[.J12])/(([.I12]+[.J12])/2)" office:value-type="percentage" office:value="0.00157604412923564" calcext:value-type="percentage">
            <text:p>0.16%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41.5" calcext:value-type="float">
            <text:p>41.5</text:p>
          </table:table-cell>
          <table:table-cell table:formula="of:=ABS([.M12]-[.N12])/(([.M12]+[.N12])/2)" office:value-type="percentage" office:value="0.17562254259502" calcext:value-type="percentage">
            <text:p>17.56%</text:p>
          </table:table-cell>
          <table:table-cell/>
          <table:table-cell office:value-type="float" office:value="230.5" calcext:value-type="float">
            <text:p>230.5</text:p>
          </table:table-cell>
          <table:table-cell office:value-type="float" office:value="235.2" calcext:value-type="float">
            <text:p>235.2</text:p>
          </table:table-cell>
          <table:table-cell table:style-name="ce1" table:formula="of:=ABS([.Q12]-[.R12])/(([.Q12]+[.R12])/2)" office:value-type="percentage" office:value="0.020184668241357" calcext:value-type="percentage">
            <text:p>2.02%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68.8" calcext:value-type="float">
            <text:p>68.8</text:p>
          </table:table-cell>
          <table:table-cell table:formula="of:=ABS([.B13]-[.A13])/(([.A13]+[.B13])/2)" office:value-type="percentage" office:value="0.00145454545454537" calcext:value-type="percentage">
            <text:p>0.15%</text:p>
          </table:table-cell>
          <table:table-cell/>
          <table:table-cell office:value-type="float" office:value="87.1" calcext:value-type="float">
            <text:p>87.1</text:p>
          </table:table-cell>
          <table:table-cell office:value-type="float" office:value="88.6" calcext:value-type="float">
            <text:p>88.6</text:p>
          </table:table-cell>
          <table:table-cell table:formula="of:=ABS([.F13]-[.E13])/(([.E13]+[.F13])/2)" office:value-type="percentage" office:value="0.0170745589072282" calcext:value-type="percentage">
            <text:p>1.71%</text:p>
          </table:table-cell>
          <table:table-cell/>
          <table:table-cell table:number-columns-repeated="2" office:value-type="float" office:value="89.7" calcext:value-type="float">
            <text:p>89.7</text:p>
          </table:table-cell>
          <table:table-cell table:formula="of:=ABS([.I13]-[.J13])/(([.I13]+[.J13])/2)" office:value-type="percentage" office:value="0" calcext:value-type="percentage">
            <text:p>0.00%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9.7" calcext:value-type="float">
            <text:p>59.7</text:p>
          </table:table-cell>
          <table:table-cell table:formula="of:=ABS([.M13]-[.N13])/(([.M13]+[.N13])/2)" office:value-type="percentage" office:value="0.0639585133967157" calcext:value-type="percentage">
            <text:p>6.40%</text:p>
          </table:table-cell>
          <table:table-cell/>
          <table:table-cell office:value-type="float" office:value="229.7" calcext:value-type="float">
            <text:p>229.7</text:p>
          </table:table-cell>
          <table:table-cell office:value-type="float" office:value="235" calcext:value-type="float">
            <text:p>235</text:p>
          </table:table-cell>
          <table:table-cell table:style-name="ce1" table:formula="of:=ABS([.Q13]-[.R13])/(([.Q13]+[.R13])/2)" office:value-type="percentage" office:value="0.022810415321713" calcext:value-type="percentage">
            <text:p>2.28%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40" calcext:value-type="float">
            <text:p>40</text:p>
          </table:table-cell>
          <table:table-cell table:formula="of:=ABS([.B14]-[.A14])/(([.A14]+[.B14])/2)" office:value-type="percentage" office:value="0.00250312891113896" calcext:value-type="percentage">
            <text:p>0.25%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68.9" calcext:value-type="float">
            <text:p>68.9</text:p>
          </table:table-cell>
          <table:table-cell table:formula="of:=ABS([.F14]-[.E14])/(([.E14]+[.F14])/2)" office:value-type="percentage" office:value="0.0205278592375367" calcext:value-type="percentage">
            <text:p>2.05%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68.1" calcext:value-type="float">
            <text:p>68.1</text:p>
          </table:table-cell>
          <table:table-cell table:formula="of:=ABS([.I14]-[.J14])/(([.I14]+[.J14])/2)" office:value-type="percentage" office:value="0.00439560439560456" calcext:value-type="percentage">
            <text:p>0.44%</text:p>
          </table:table-cell>
          <table:table-cell/>
          <table:table-cell office:value-type="float" office:value="53.8" calcext:value-type="float">
            <text:p>53.8</text:p>
          </table:table-cell>
          <table:table-cell office:value-type="float" office:value="55.9" calcext:value-type="float">
            <text:p>55.9</text:p>
          </table:table-cell>
          <table:table-cell table:formula="of:=ABS([.M14]-[.N14])/(([.M14]+[.N14])/2)" office:value-type="percentage" office:value="0.0382862351868733" calcext:value-type="percentage">
            <text:p>3.83%</text:p>
          </table:table-cell>
          <table:table-cell/>
          <table:table-cell office:value-type="float" office:value="228.4" calcext:value-type="float">
            <text:p>228.4</text:p>
          </table:table-cell>
          <table:table-cell office:value-type="float" office:value="231.9" calcext:value-type="float">
            <text:p>231.9</text:p>
          </table:table-cell>
          <table:table-cell table:style-name="ce1" table:formula="of:=ABS([.Q14]-[.R14])/(([.Q14]+[.R14])/2)" office:value-type="percentage" office:value="0.0152074733869216" calcext:value-type="percentage">
            <text:p>1.52%</text:p>
          </table:table-cell>
        </table:table-row>
        <table:table-row table:style-name="ro1">
          <table:table-cell table:number-columns-repeated="2" office:value-type="float" office:value="46.2" calcext:value-type="float">
            <text:p>46.2</text:p>
          </table:table-cell>
          <table:table-cell table:formula="of:=ABS([.B15]-[.A15])/(([.A15]+[.B15])/2)" office:value-type="percentage" office:value="0" calcext:value-type="percentage">
            <text:p>0.00%</text:p>
          </table:table-cell>
          <table:table-cell/>
          <table:table-cell office:value-type="float" office:value="66.6" calcext:value-type="float">
            <text:p>66.6</text:p>
          </table:table-cell>
          <table:table-cell office:value-type="float" office:value="68.6" calcext:value-type="float">
            <text:p>68.6</text:p>
          </table:table-cell>
          <table:table-cell table:formula="of:=ABS([.F15]-[.E15])/(([.E15]+[.F15])/2)" office:value-type="percentage" office:value="0.029585798816568" calcext:value-type="percentage">
            <text:p>2.96%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78" calcext:value-type="float">
            <text:p>78</text:p>
          </table:table-cell>
          <table:table-cell table:formula="of:=ABS([.I15]-[.J15])/(([.I15]+[.J15])/2)" office:value-type="percentage" office:value="0.00638977635782748" calcext:value-type="percentage">
            <text:p>0.64%</text:p>
          </table:table-cell>
          <table:table-cell/>
          <table:table-cell office:value-type="float" office:value="57.2" calcext:value-type="float">
            <text:p>57.2</text:p>
          </table:table-cell>
          <table:table-cell office:value-type="float" office:value="56.6" calcext:value-type="float">
            <text:p>56.6</text:p>
          </table:table-cell>
          <table:table-cell table:formula="of:=ABS([.M15]-[.N15])/(([.M15]+[.N15])/2)" office:value-type="percentage" office:value="0.0105448154657294" calcext:value-type="percentage">
            <text:p>1.05%</text:p>
          </table:table-cell>
          <table:table-cell/>
          <table:table-cell office:value-type="float" office:value="226.6" calcext:value-type="float">
            <text:p>226.6</text:p>
          </table:table-cell>
          <table:table-cell office:value-type="float" office:value="227.8" calcext:value-type="float">
            <text:p>227.8</text:p>
          </table:table-cell>
          <table:table-cell table:style-name="ce1" table:formula="of:=ABS([.Q15]-[.R15])/(([.Q15]+[.R15])/2)" office:value-type="percentage" office:value="0.00528169014084515" calcext:value-type="percentage">
            <text:p>0.53%</text:p>
          </table:table-cell>
        </table:table-row>
        <table:table-row table:style-name="ro1">
          <table:table-cell table:number-columns-repeated="2" office:value-type="float" office:value="89.6" calcext:value-type="float">
            <text:p>89.6</text:p>
          </table:table-cell>
          <table:table-cell table:formula="of:=ABS([.B16]-[.A16])/(([.A16]+[.B16])/2)" office:value-type="percentage" office:value="0" calcext:value-type="percentage">
            <text:p>0.00%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1.7" calcext:value-type="float">
            <text:p>71.7</text:p>
          </table:table-cell>
          <table:table-cell table:formula="of:=ABS([.F16]-[.E16])/(([.E16]+[.F16])/2)" office:value-type="percentage" office:value="0.0098107918710582" calcext:value-type="percentage">
            <text:p>0.98%</text:p>
          </table:table-cell>
          <table:table-cell/>
          <table:table-cell office:value-type="float" office:value="64.4" calcext:value-type="float">
            <text:p>64.4</text:p>
          </table:table-cell>
          <table:table-cell office:value-type="float" office:value="64.2" calcext:value-type="float">
            <text:p>64.2</text:p>
          </table:table-cell>
          <table:table-cell table:formula="of:=ABS([.I16]-[.J16])/(([.I16]+[.J16])/2)" office:value-type="percentage" office:value="0.00311041990668745" calcext:value-type="percentage">
            <text:p>0.31%</text:p>
          </table:table-cell>
          <table:table-cell/>
          <table:table-cell office:value-type="float" office:value="52.4" calcext:value-type="float">
            <text:p>52.4</text:p>
          </table:table-cell>
          <table:table-cell office:value-type="float" office:value="58.6" calcext:value-type="float">
            <text:p>58.6</text:p>
          </table:table-cell>
          <table:table-cell table:formula="of:=ABS([.M16]-[.N16])/(([.M16]+[.N16])/2)" office:value-type="percentage" office:value="0.111711711711712" calcext:value-type="percentage">
            <text:p>11.17%</text:p>
          </table:table-cell>
          <table:table-cell/>
          <table:table-cell office:value-type="float" office:value="225.9" calcext:value-type="float">
            <text:p>225.9</text:p>
          </table:table-cell>
          <table:table-cell office:value-type="float" office:value="232.8" calcext:value-type="float">
            <text:p>232.8</text:p>
          </table:table-cell>
          <table:table-cell table:style-name="ce1" table:formula="of:=ABS([.Q16]-[.R16])/(([.Q16]+[.R16])/2)" office:value-type="percentage" office:value="0.0300850228907783" calcext:value-type="percentage">
            <text:p>3.01%</text:p>
          </table:table-cell>
        </table:table-row>
        <table:table-row table:style-name="ro1">
          <table:table-cell table:number-columns-repeated="2" office:value-type="float" office:value="68.7" calcext:value-type="float">
            <text:p>68.7</text:p>
          </table:table-cell>
          <table:table-cell table:formula="of:=ABS([.B17]-[.A17])/(([.A17]+[.B17])/2)" office:value-type="percentage" office:value="0" calcext:value-type="percentage">
            <text:p>0.00%</text:p>
          </table:table-cell>
          <table:table-cell/>
          <table:table-cell office:value-type="float" office:value="90.1" calcext:value-type="float">
            <text:p>90.1</text:p>
          </table:table-cell>
          <table:table-cell office:value-type="float" office:value="90.8" calcext:value-type="float">
            <text:p>90.8</text:p>
          </table:table-cell>
          <table:table-cell table:formula="of:=ABS([.F17]-[.E17])/(([.E17]+[.F17])/2)" office:value-type="percentage" office:value="0.00773908236594807" calcext:value-type="percentage">
            <text:p>0.77%</text:p>
          </table:table-cell>
          <table:table-cell/>
          <table:table-cell office:value-type="float" office:value="91.2" calcext:value-type="float">
            <text:p>91.2</text:p>
          </table:table-cell>
          <table:table-cell office:value-type="float" office:value="90.8" calcext:value-type="float">
            <text:p>90.8</text:p>
          </table:table-cell>
          <table:table-cell table:formula="of:=ABS([.I17]-[.J17])/(([.I17]+[.J17])/2)" office:value-type="percentage" office:value="0.00439560439560446" calcext:value-type="percentage">
            <text:p>0.44%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.2" calcext:value-type="float">
            <text:p>49.2</text:p>
          </table:table-cell>
          <table:table-cell table:formula="of:=ABS([.M17]-[.N17])/(([.M17]+[.N17])/2)" office:value-type="percentage" office:value="0.0457380457380458" calcext:value-type="percentage">
            <text:p>4.57%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26.9" calcext:value-type="float">
            <text:p>226.9</text:p>
          </table:table-cell>
          <table:table-cell table:style-name="ce1" table:formula="of:=ABS([.Q17]-[.R17])/(([.Q17]+[.R17])/2)" office:value-type="percentage" office:value="0.0128631625637614" calcext:value-type="percentage">
            <text:p>1.29%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formula="of:=ABS([.B18]-[.A18])/(([.A18]+[.B18])/2)" office:value-type="percentage" office:value="0" calcext:value-type="percentage">
            <text:p>0.00%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1.8" calcext:value-type="float">
            <text:p>71.8</text:p>
          </table:table-cell>
          <table:table-cell table:formula="of:=ABS([.F18]-[.E18])/(([.E18]+[.F18])/2)" office:value-type="percentage" office:value="0.011204481792717" calcext:value-type="percentage">
            <text:p>1.12%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63.4" calcext:value-type="float">
            <text:p>63.4</text:p>
          </table:table-cell>
          <table:table-cell table:formula="of:=ABS([.I18]-[.J18])/(([.I18]+[.J18])/2)" office:value-type="percentage" office:value="0.00157604412923564" calcext:value-type="percentage">
            <text:p>0.16%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float" office:value="55.9" calcext:value-type="float">
            <text:p>55.9</text:p>
          </table:table-cell>
          <table:table-cell table:formula="of:=ABS([.M18]-[.N18])/(([.M18]+[.N18])/2)" office:value-type="percentage" office:value="0.0995305164319248" calcext:value-type="percentage">
            <text:p>9.95%</text:p>
          </table:table-cell>
          <table:table-cell/>
          <table:table-cell office:value-type="float" office:value="222.4" calcext:value-type="float">
            <text:p>222.4</text:p>
          </table:table-cell>
          <table:table-cell office:value-type="float" office:value="228.4" calcext:value-type="float">
            <text:p>228.4</text:p>
          </table:table-cell>
          <table:table-cell table:style-name="ce1" table:formula="of:=ABS([.Q18]-[.R18])/(([.Q18]+[.R18])/2)" office:value-type="percentage" office:value="0.0266193433895297" calcext:value-type="percentage">
            <text:p>2.66%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66.6" calcext:value-type="float">
            <text:p>66.6</text:p>
          </table:table-cell>
          <table:table-cell table:formula="of:=ABS([.B19]-[.A19])/(([.A19]+[.B19])/2)" office:value-type="percentage" office:value="0.00150037509377357" calcext:value-type="percentage">
            <text:p>0.15%</text:p>
          </table:table-cell>
          <table:table-cell/>
          <table:table-cell office:value-type="float" office:value="76.6" calcext:value-type="float">
            <text:p>76.6</text:p>
          </table:table-cell>
          <table:table-cell office:value-type="float" office:value="78.7" calcext:value-type="float">
            <text:p>78.7</text:p>
          </table:table-cell>
          <table:table-cell table:formula="of:=ABS([.F19]-[.E19])/(([.E19]+[.F19])/2)" office:value-type="percentage" office:value="0.0270444301352223" calcext:value-type="percentage">
            <text:p>2.70%</text:p>
          </table:table-cell>
          <table:table-cell/>
          <table:table-cell office:value-type="float" office:value="65.3" calcext:value-type="float">
            <text:p>65.3</text:p>
          </table:table-cell>
          <table:table-cell office:value-type="float" office:value="65.8" calcext:value-type="float">
            <text:p>65.8</text:p>
          </table:table-cell>
          <table:table-cell table:formula="of:=ABS([.I19]-[.J19])/(([.I19]+[.J19])/2)" office:value-type="percentage" office:value="0.007627765064836" calcext:value-type="percentage">
            <text:p>0.76%</text:p>
          </table:table-cell>
          <table:table-cell/>
          <table:table-cell office:value-type="float" office:value="63.7" calcext:value-type="float">
            <text:p>63.7</text:p>
          </table:table-cell>
          <table:table-cell office:value-type="float" office:value="72.2" calcext:value-type="float">
            <text:p>72.2</text:p>
          </table:table-cell>
          <table:table-cell table:formula="of:=ABS([.M19]-[.N19])/(([.M19]+[.N19])/2)" office:value-type="percentage" office:value="0.125091979396615" calcext:value-type="percentage">
            <text:p>12.51%</text:p>
          </table:table-cell>
          <table:table-cell/>
          <table:table-cell office:value-type="float" office:value="220.1" calcext:value-type="float">
            <text:p>220.1</text:p>
          </table:table-cell>
          <table:table-cell office:value-type="float" office:value="230.6" calcext:value-type="float">
            <text:p>230.6</text:p>
          </table:table-cell>
          <table:table-cell table:style-name="ce1" table:formula="of:=ABS([.Q19]-[.R19])/(([.Q19]+[.R19])/2)" office:value-type="percentage" office:value="0.0465941868205014" calcext:value-type="percentage">
            <text:p>4.66%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93.8" calcext:value-type="float">
            <text:p>93.8</text:p>
          </table:table-cell>
          <table:table-cell table:formula="of:=ABS([.B20]-[.A20])/(([.A20]+[.B20])/2)" office:value-type="percentage" office:value="0.433203631647211" calcext:value-type="percentage">
            <text:p>43.32%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82.9" calcext:value-type="float">
            <text:p>82.9</text:p>
          </table:table-cell>
          <table:table-cell table:formula="of:=ABS([.F20]-[.E20])/(([.E20]+[.F20])/2)" office:value-type="percentage" office:value="0.079907353792704" calcext:value-type="percentage">
            <text:p>7.99%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float" office:value="65" calcext:value-type="float">
            <text:p>65</text:p>
          </table:table-cell>
          <table:table-cell table:formula="of:=ABS([.I20]-[.J20])/(([.I20]+[.J20])/2)" office:value-type="percentage" office:value="0.0436418359668925" calcext:value-type="percentage">
            <text:p>4.36%</text:p>
          </table:table-cell>
          <table:table-cell/>
          <table:table-cell office:value-type="float" office:value="55.4" calcext:value-type="float">
            <text:p>55.4</text:p>
          </table:table-cell>
          <table:table-cell office:value-type="float" office:value="34.8" calcext:value-type="float">
            <text:p>34.8</text:p>
          </table:table-cell>
          <table:table-cell table:formula="of:=ABS([.M20]-[.N20])/(([.M20]+[.N20])/2)" office:value-type="percentage" office:value="0.456762749445676" calcext:value-type="percentage">
            <text:p>45.68%</text:p>
          </table:table-cell>
          <table:table-cell/>
          <table:table-cell office:value-type="float" office:value="219.2" calcext:value-type="float">
            <text:p>219.2</text:p>
          </table:table-cell>
          <table:table-cell office:value-type="float" office:value="224.5" calcext:value-type="float">
            <text:p>224.5</text:p>
          </table:table-cell>
          <table:table-cell table:style-name="ce1" table:formula="of:=ABS([.Q20]-[.R20])/(([.Q20]+[.R20])/2)" office:value-type="percentage" office:value="0.0238900157764256" calcext:value-type="percentage">
            <text:p>2.39%</text:p>
          </table:table-cell>
        </table:table-row>
        <table:table-row table:style-name="ro1">
          <table:table-cell table:number-columns-repeated="2" office:value-type="float" office:value="93.8" calcext:value-type="float">
            <text:p>93.8</text:p>
          </table:table-cell>
          <table:table-cell table:formula="of:=ABS([.B21]-[.A21])/(([.A21]+[.B21])/2)" office:value-type="percentage" office:value="0" calcext:value-type="percentage">
            <text:p>0.00%</text:p>
          </table:table-cell>
          <table:table-cell/>
          <table:table-cell office:value-type="float" office:value="82.2" calcext:value-type="float">
            <text:p>82.2</text:p>
          </table:table-cell>
          <table:table-cell office:value-type="float" office:value="82.9" calcext:value-type="float">
            <text:p>82.9</text:p>
          </table:table-cell>
          <table:table-cell table:formula="of:=ABS([.F21]-[.E21])/(([.E21]+[.F21])/2)" office:value-type="percentage" office:value="0.00847970926711088" calcext:value-type="percentage">
            <text:p>0.85%</text:p>
          </table:table-cell>
          <table:table-cell/>
          <table:table-cell office:value-type="float" office:value="65.2" calcext:value-type="float">
            <text:p>65.2</text:p>
          </table:table-cell>
          <table:table-cell office:value-type="float" office:value="65" calcext:value-type="float">
            <text:p>65</text:p>
          </table:table-cell>
          <table:table-cell table:formula="of:=ABS([.I21]-[.J21])/(([.I21]+[.J21])/2)" office:value-type="percentage" office:value="0.00307219662058376" calcext:value-type="percentage">
            <text:p>0.31%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34.8" calcext:value-type="float">
            <text:p>34.8</text:p>
          </table:table-cell>
          <table:table-cell table:formula="of:=ABS([.M21]-[.N21])/(([.M21]+[.N21])/2)" office:value-type="percentage" office:value="0.161490683229814" calcext:value-type="percentage">
            <text:p>16.15%</text:p>
          </table:table-cell>
          <table:table-cell/>
          <table:table-cell office:value-type="float" office:value="218.7" calcext:value-type="float">
            <text:p>218.7</text:p>
          </table:table-cell>
          <table:table-cell office:value-type="float" office:value="224.5" calcext:value-type="float">
            <text:p>224.5</text:p>
          </table:table-cell>
          <table:table-cell table:style-name="ce1" table:formula="of:=ABS([.Q21]-[.R21])/(([.Q21]+[.R21])/2)" office:value-type="percentage" office:value="0.026173285198556" calcext:value-type="percentage">
            <text:p>2.62%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6.8" calcext:value-type="float">
            <text:p>36.8</text:p>
          </table:table-cell>
          <table:table-cell table:formula="of:=ABS([.B22]-[.A22])/(([.A22]+[.B22])/2)" office:value-type="percentage" office:value="0.00271370420624156" calcext:value-type="percentage">
            <text:p>0.27%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75.5" calcext:value-type="float">
            <text:p>75.5</text:p>
          </table:table-cell>
          <table:table-cell table:formula="of:=ABS([.F22]-[.E22])/(([.E22]+[.F22])/2)" office:value-type="percentage" office:value="0.028206850235057" calcext:value-type="percentage">
            <text:p>2.82%</text:p>
          </table:table-cell>
          <table:table-cell/>
          <table:table-cell office:value-type="float" office:value="67.2" calcext:value-type="float">
            <text:p>67.2</text:p>
          </table:table-cell>
          <table:table-cell office:value-type="float" office:value="65.8" calcext:value-type="float">
            <text:p>65.8</text:p>
          </table:table-cell>
          <table:table-cell table:formula="of:=ABS([.I22]-[.J22])/(([.I22]+[.J22])/2)" office:value-type="percentage" office:value="0.0210526315789475" calcext:value-type="percentage">
            <text:p>2.11%</text:p>
          </table:table-cell>
          <table:table-cell/>
          <table:table-cell office:value-type="float" office:value="61.9" calcext:value-type="float">
            <text:p>61.9</text:p>
          </table:table-cell>
          <table:table-cell office:value-type="float" office:value="58.2" calcext:value-type="float">
            <text:p>58.2</text:p>
          </table:table-cell>
          <table:table-cell table:formula="of:=ABS([.M22]-[.N22])/(([.M22]+[.N22])/2)" office:value-type="percentage" office:value="0.0616153205661948" calcext:value-type="percentage">
            <text:p>6.16%</text:p>
          </table:table-cell>
          <table:table-cell/>
          <table:table-cell office:value-type="float" office:value="218.3" calcext:value-type="float">
            <text:p>218.3</text:p>
          </table:table-cell>
          <table:table-cell office:value-type="float" office:value="216.4" calcext:value-type="float">
            <text:p>216.4</text:p>
          </table:table-cell>
          <table:table-cell table:style-name="ce1" table:formula="of:=ABS([.Q22]-[.R22])/(([.Q22]+[.R22])/2)" office:value-type="percentage" office:value="0.00874166091557398" calcext:value-type="percentage">
            <text:p>0.87%</text:p>
          </table:table-cell>
        </table:table-row>
        <table:table-row table:style-name="ro1">
          <table:table-cell table:number-columns-repeated="2" office:value-type="float" office:value="89.7" calcext:value-type="float">
            <text:p>89.7</text:p>
          </table:table-cell>
          <table:table-cell table:formula="of:=ABS([.B23]-[.A23])/(([.A23]+[.B23])/2)" office:value-type="percentage" office:value="0" calcext:value-type="percentage">
            <text:p>0.00%</text:p>
          </table:table-cell>
          <table:table-cell/>
          <table:table-cell office:value-type="float" office:value="72.4" calcext:value-type="float">
            <text:p>72.4</text:p>
          </table:table-cell>
          <table:table-cell office:value-type="float" office:value="74.5" calcext:value-type="float">
            <text:p>74.5</text:p>
          </table:table-cell>
          <table:table-cell table:formula="of:=ABS([.F23]-[.E23])/(([.E23]+[.F23])/2)" office:value-type="percentage" office:value="0.0285908781484002" calcext:value-type="percentage">
            <text:p>2.86%</text:p>
          </table:table-cell>
          <table:table-cell/>
          <table:table-cell office:value-type="float" office:value="59.8" calcext:value-type="float">
            <text:p>59.8</text:p>
          </table:table-cell>
          <table:table-cell office:value-type="float" office:value="59.2" calcext:value-type="float">
            <text:p>59.2</text:p>
          </table:table-cell>
          <table:table-cell table:formula="of:=ABS([.I23]-[.J23])/(([.I23]+[.J23])/2)" office:value-type="percentage" office:value="0.0100840336134453" calcext:value-type="percentage">
            <text:p>1.01%</text:p>
          </table:table-cell>
          <table:table-cell/>
          <table:table-cell office:value-type="float" office:value="42.8" calcext:value-type="float">
            <text:p>42.8</text:p>
          </table:table-cell>
          <table:table-cell office:value-type="float" office:value="50.2" calcext:value-type="float">
            <text:p>50.2</text:p>
          </table:table-cell>
          <table:table-cell table:formula="of:=ABS([.M23]-[.N23])/(([.M23]+[.N23])/2)" office:value-type="percentage" office:value="0.159139784946237" calcext:value-type="percentage">
            <text:p>15.91%</text:p>
          </table:table-cell>
          <table:table-cell/>
          <table:table-cell office:value-type="float" office:value="216.8" calcext:value-type="float">
            <text:p>216.8</text:p>
          </table:table-cell>
          <table:table-cell office:value-type="float" office:value="226.3" calcext:value-type="float">
            <text:p>226.3</text:p>
          </table:table-cell>
          <table:table-cell table:style-name="ce1" table:formula="of:=ABS([.Q23]-[.R23])/(([.Q23]+[.R23])/2)" office:value-type="percentage" office:value="0.0428797111261566" calcext:value-type="percentage">
            <text:p>4.29%</text:p>
          </table:table-cell>
        </table:table-row>
        <table:table-row table:style-name="ro1">
          <table:table-cell table:number-columns-repeated="2" office:value-type="float" office:value="91.4" calcext:value-type="float">
            <text:p>91.4</text:p>
          </table:table-cell>
          <table:table-cell table:formula="of:=ABS([.B24]-[.A24])/(([.A24]+[.B24])/2)" office:value-type="percentage" office:value="0" calcext:value-type="percentage">
            <text:p>0.00%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79.5" calcext:value-type="float">
            <text:p>79.5</text:p>
          </table:table-cell>
          <table:table-cell table:formula="of:=ABS([.F24]-[.E24])/(([.E24]+[.F24])/2)" office:value-type="percentage" office:value="0.0125" calcext:value-type="percentage">
            <text:p>1.25%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56.5" calcext:value-type="float">
            <text:p>56.5</text:p>
          </table:table-cell>
          <table:table-cell table:formula="of:=ABS([.I24]-[.J24])/(([.I24]+[.J24])/2)" office:value-type="percentage" office:value="0.0175438596491228" calcext:value-type="percentage">
            <text:p>1.75%</text:p>
          </table:table-cell>
          <table:table-cell/>
          <table:table-cell office:value-type="float" office:value="31.8" calcext:value-type="float">
            <text:p>31.8</text:p>
          </table:table-cell>
          <table:table-cell office:value-type="float" office:value="39.5" calcext:value-type="float">
            <text:p>39.5</text:p>
          </table:table-cell>
          <table:table-cell table:formula="of:=ABS([.M24]-[.N24])/(([.M24]+[.N24])/2)" office:value-type="percentage" office:value="0.215988779803647" calcext:value-type="percentage">
            <text:p>21.60%</text:p>
          </table:table-cell>
          <table:table-cell/>
          <table:table-cell office:value-type="float" office:value="215.2" calcext:value-type="float">
            <text:p>215.2</text:p>
          </table:table-cell>
          <table:table-cell office:value-type="float" office:value="221.7" calcext:value-type="float">
            <text:p>221.7</text:p>
          </table:table-cell>
          <table:table-cell table:style-name="ce1" table:formula="of:=ABS([.Q24]-[.R24])/(([.Q24]+[.R24])/2)" office:value-type="percentage" office:value="0.029755092698558" calcext:value-type="percentage">
            <text:p>2.98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.1" calcext:value-type="float">
            <text:p>45.1</text:p>
          </table:table-cell>
          <table:table-cell table:formula="of:=ABS([.B25]-[.A25])/(([.A25]+[.B25])/2)" office:value-type="percentage" office:value="0.00221975582685908" calcext:value-type="percentage">
            <text:p>0.22%</text:p>
          </table:table-cell>
          <table:table-cell/>
          <table:table-cell office:value-type="float" office:value="75.3" calcext:value-type="float">
            <text:p>75.3</text:p>
          </table:table-cell>
          <table:table-cell office:value-type="float" office:value="78" calcext:value-type="float">
            <text:p>78</text:p>
          </table:table-cell>
          <table:table-cell table:formula="of:=ABS([.F25]-[.E25])/(([.E25]+[.F25])/2)" office:value-type="percentage" office:value="0.0352250489236791" calcext:value-type="percentage">
            <text:p>3.52%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70.4" calcext:value-type="float">
            <text:p>70.4</text:p>
          </table:table-cell>
          <table:table-cell table:formula="of:=ABS([.I25]-[.J25])/(([.I25]+[.J25])/2)" office:value-type="percentage" office:value="0.0127028934368383" calcext:value-type="percentage">
            <text:p>1.27%</text:p>
          </table:table-cell>
          <table:table-cell/>
          <table:table-cell office:value-type="float" office:value="53.7" calcext:value-type="float">
            <text:p>53.7</text:p>
          </table:table-cell>
          <table:table-cell office:value-type="float" office:value="54.3" calcext:value-type="float">
            <text:p>54.3</text:p>
          </table:table-cell>
          <table:table-cell table:formula="of:=ABS([.M25]-[.N25])/(([.M25]+[.N25])/2)" office:value-type="percentage" office:value="0.011111111111111" calcext:value-type="percentage">
            <text:p>1.11%</text:p>
          </table:table-cell>
          <table:table-cell/>
          <table:table-cell office:value-type="float" office:value="214.9" calcext:value-type="float">
            <text:p>214.9</text:p>
          </table:table-cell>
          <table:table-cell office:value-type="float" office:value="218.2" calcext:value-type="float">
            <text:p>218.2</text:p>
          </table:table-cell>
          <table:table-cell table:style-name="ce1" table:formula="of:=ABS([.Q25]-[.R25])/(([.Q25]+[.R25])/2)" office:value-type="percentage" office:value="0.0152389748326021" calcext:value-type="percentage">
            <text:p>1.52%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formula="of:=ABS([.B26]-[.A26])/(([.A26]+[.B26])/2)" office:value-type="percentage" office:value="0" calcext:value-type="percentage">
            <text:p>0.00%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81.3" calcext:value-type="float">
            <text:p>81.3</text:p>
          </table:table-cell>
          <table:table-cell table:formula="of:=ABS([.F26]-[.E26])/(([.E26]+[.F26])/2)" office:value-type="percentage" office:value="0.0223880597014925" calcext:value-type="percentage">
            <text:p>2.24%</text:p>
          </table:table-cell>
          <table:table-cell/>
          <table:table-cell office:value-type="float" office:value="72.1" calcext:value-type="float">
            <text:p>72.1</text:p>
          </table:table-cell>
          <table:table-cell office:value-type="float" office:value="71.1" calcext:value-type="float">
            <text:p>71.1</text:p>
          </table:table-cell>
          <table:table-cell table:formula="of:=ABS([.I26]-[.J26])/(([.I26]+[.J26])/2)" office:value-type="percentage" office:value="0.0139664804469274" calcext:value-type="percentage">
            <text:p>1.40%</text:p>
          </table:table-cell>
          <table:table-cell/>
          <table:table-cell office:value-type="float" office:value="66.9" calcext:value-type="float">
            <text:p>66.9</text:p>
          </table:table-cell>
          <table:table-cell office:value-type="float" office:value="63.9" calcext:value-type="float">
            <text:p>63.9</text:p>
          </table:table-cell>
          <table:table-cell table:formula="of:=ABS([.M26]-[.N26])/(([.M26]+[.N26])/2)" office:value-type="percentage" office:value="0.0458715596330276" calcext:value-type="percentage">
            <text:p>4.59%</text:p>
          </table:table-cell>
          <table:table-cell/>
          <table:table-cell office:value-type="float" office:value="214.8" calcext:value-type="float">
            <text:p>214.8</text:p>
          </table:table-cell>
          <table:table-cell office:value-type="float" office:value="213.4" calcext:value-type="float">
            <text:p>213.4</text:p>
          </table:table-cell>
          <table:table-cell table:style-name="ce1" table:formula="of:=ABS([.Q26]-[.R26])/(([.Q26]+[.R26])/2)" office:value-type="percentage" office:value="0.00653900046707149" calcext:value-type="percentage">
            <text:p>0.65%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97.4" calcext:value-type="float">
            <text:p>97.4</text:p>
          </table:table-cell>
          <table:table-cell table:formula="of:=ABS([.B27]-[.A27])/(([.A27]+[.B27])/2)" office:value-type="percentage" office:value="0.0010272213662045" calcext:value-type="percentage">
            <text:p>0.10%</text:p>
          </table:table-cell>
          <table:table-cell/>
          <table:table-cell office:value-type="float" office:value="73.6" calcext:value-type="float">
            <text:p>73.6</text:p>
          </table:table-cell>
          <table:table-cell office:value-type="float" office:value="73.2" calcext:value-type="float">
            <text:p>73.2</text:p>
          </table:table-cell>
          <table:table-cell table:formula="of:=ABS([.F27]-[.E27])/(([.E27]+[.F27])/2)" office:value-type="percentage" office:value="0.00544959128065383" calcext:value-type="percentage">
            <text:p>0.54%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float" office:value="57.4" calcext:value-type="float">
            <text:p>57.4</text:p>
          </table:table-cell>
          <table:table-cell table:formula="of:=ABS([.I27]-[.J27])/(([.I27]+[.J27])/2)" office:value-type="percentage" office:value="0.0155574762316335" calcext:value-type="percentage">
            <text:p>1.56%</text:p>
          </table:table-cell>
          <table:table-cell/>
          <table:table-cell office:value-type="float" office:value="32.3" calcext:value-type="float">
            <text:p>32.3</text:p>
          </table:table-cell>
          <table:table-cell office:value-type="float" office:value="39.1" calcext:value-type="float">
            <text:p>39.1</text:p>
          </table:table-cell>
          <table:table-cell table:formula="of:=ABS([.M27]-[.N27])/(([.M27]+[.N27])/2)" office:value-type="percentage" office:value="0.190476190476191" calcext:value-type="percentage">
            <text:p>19.05%</text:p>
          </table:table-cell>
          <table:table-cell/>
          <table:table-cell office:value-type="float" office:value="214.8" calcext:value-type="float">
            <text:p>214.8</text:p>
          </table:table-cell>
          <table:table-cell office:value-type="float" office:value="221.2" calcext:value-type="float">
            <text:p>221.2</text:p>
          </table:table-cell>
          <table:table-cell table:style-name="ce1" table:formula="of:=ABS([.Q27]-[.R27])/(([.Q27]+[.R27])/2)" office:value-type="percentage" office:value="0.0293577981651375" calcext:value-type="percentage">
            <text:p>2.94%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7.9" calcext:value-type="float">
            <text:p>37.9</text:p>
          </table:table-cell>
          <table:table-cell table:formula="of:=ABS([.B28]-[.A28])/(([.A28]+[.B28])/2)" office:value-type="percentage" office:value="0.00264200792602382" calcext:value-type="percentage">
            <text:p>0.26%</text:p>
          </table:table-cell>
          <table:table-cell/>
          <table:table-cell office:value-type="float" office:value="79.1" calcext:value-type="float">
            <text:p>79.1</text:p>
          </table:table-cell>
          <table:table-cell office:value-type="float" office:value="83.2" calcext:value-type="float">
            <text:p>83.2</text:p>
          </table:table-cell>
          <table:table-cell table:formula="of:=ABS([.F28]-[.E28])/(([.E28]+[.F28])/2)" office:value-type="percentage" office:value="0.0505237215033889" calcext:value-type="percentage">
            <text:p>5.05%</text:p>
          </table:table-cell>
          <table:table-cell/>
          <table:table-cell office:value-type="float" office:value="77.1" calcext:value-type="float">
            <text:p>77.1</text:p>
          </table:table-cell>
          <table:table-cell office:value-type="float" office:value="77.3" calcext:value-type="float">
            <text:p>77.3</text:p>
          </table:table-cell>
          <table:table-cell table:formula="of:=ABS([.I28]-[.J28])/(([.I28]+[.J28])/2)" office:value-type="percentage" office:value="0.00259067357512957" calcext:value-type="percentage">
            <text:p>0.26%</text:p>
          </table:table-cell>
          <table:table-cell/>
          <table:table-cell office:value-type="float" office:value="48.1" calcext:value-type="float">
            <text:p>48.1</text:p>
          </table:table-cell>
          <table:table-cell office:value-type="float" office:value="46.1" calcext:value-type="float">
            <text:p>46.1</text:p>
          </table:table-cell>
          <table:table-cell table:formula="of:=ABS([.M28]-[.N28])/(([.M28]+[.N28])/2)" office:value-type="percentage" office:value="0.0424628450106157" calcext:value-type="percentage">
            <text:p>4.25%</text:p>
          </table:table-cell>
          <table:table-cell/>
          <table:table-cell office:value-type="float" office:value="211.2" calcext:value-type="float">
            <text:p>211.2</text:p>
          </table:table-cell>
          <table:table-cell office:value-type="float" office:value="213.5" calcext:value-type="float">
            <text:p>213.5</text:p>
          </table:table-cell>
          <table:table-cell table:style-name="ce1" table:formula="of:=ABS([.Q28]-[.R28])/(([.Q28]+[.R28])/2)" office:value-type="percentage" office:value="0.0108311749470215" calcext:value-type="percentage">
            <text:p>1.08%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57.8" calcext:value-type="float">
            <text:p>57.8</text:p>
          </table:table-cell>
          <table:table-cell table:formula="of:=ABS([.B29]-[.A29])/(([.A29]+[.B29])/2)" office:value-type="percentage" office:value="0.00172860847018153" calcext:value-type="percentage">
            <text:p>0.17%</text:p>
          </table:table-cell>
          <table:table-cell/>
          <table:table-cell office:value-type="float" office:value="90.6" calcext:value-type="float">
            <text:p>90.6</text:p>
          </table:table-cell>
          <table:table-cell office:value-type="float" office:value="91.5" calcext:value-type="float">
            <text:p>91.5</text:p>
          </table:table-cell>
          <table:table-cell table:formula="of:=ABS([.F29]-[.E29])/(([.E29]+[.F29])/2)" office:value-type="percentage" office:value="0.00988467874794076" calcext:value-type="percentage">
            <text:p>0.99%</text:p>
          </table:table-cell>
          <table:table-cell/>
          <table:table-cell office:value-type="float" office:value="88.8" calcext:value-type="float">
            <text:p>88.8</text:p>
          </table:table-cell>
          <table:table-cell office:value-type="float" office:value="88.5" calcext:value-type="float">
            <text:p>88.5</text:p>
          </table:table-cell>
          <table:table-cell table:formula="of:=ABS([.I29]-[.J29])/(([.I29]+[.J29])/2)" office:value-type="percentage" office:value="0.0033840947546531" calcext:value-type="percentage">
            <text:p>0.34%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45.6" calcext:value-type="float">
            <text:p>45.6</text:p>
          </table:table-cell>
          <table:table-cell table:formula="of:=ABS([.M29]-[.N29])/(([.M29]+[.N29])/2)" office:value-type="percentage" office:value="0.0244173140954495" calcext:value-type="percentage">
            <text:p>2.44%</text:p>
          </table:table-cell>
          <table:table-cell/>
          <table:table-cell office:value-type="float" office:value="210.7" calcext:value-type="float">
            <text:p>210.7</text:p>
          </table:table-cell>
          <table:table-cell office:value-type="float" office:value="212.6" calcext:value-type="float">
            <text:p>212.6</text:p>
          </table:table-cell>
          <table:table-cell table:style-name="ce1" table:formula="of:=ABS([.Q29]-[.R29])/(([.Q29]+[.R29])/2)" office:value-type="percentage" office:value="0.00897708480982757" calcext:value-type="percentage">
            <text:p>0.90%</text:p>
          </table:table-cell>
        </table:table-row>
        <table:table-row table:style-name="ro1">
          <table:table-cell table:number-columns-repeated="2" office:value-type="float" office:value="33.6" calcext:value-type="float">
            <text:p>33.6</text:p>
          </table:table-cell>
          <table:table-cell table:formula="of:=ABS([.B30]-[.A30])/(([.A30]+[.B30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F30]-[.E30])/(([.E30]+[.F30])/2)" office:value-type="percentage" office:value="0" calcext:value-type="percentage">
            <text:p>0.00%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81.9" calcext:value-type="float">
            <text:p>81.9</text:p>
          </table:table-cell>
          <table:table-cell table:formula="of:=ABS([.I30]-[.J30])/(([.I30]+[.J30])/2)" office:value-type="percentage" office:value="0.0121359223300971" calcext:value-type="percentage">
            <text:p>1.21%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" calcext:value-type="float">
            <text:p>10</text:p>
          </table:table-cell>
          <table:table-cell table:formula="of:=ABS([.M30]-[.N30])/(([.M30]+[.N30])/2)" office:value-type="percentage" office:value="0.190045248868778" calcext:value-type="percentage">
            <text:p>19.00%</text:p>
          </table:table-cell>
          <table:table-cell/>
          <table:table-cell office:value-type="float" office:value="208.6" calcext:value-type="float">
            <text:p>208.6</text:p>
          </table:table-cell>
          <table:table-cell office:value-type="float" office:value="196.3" calcext:value-type="float">
            <text:p>196.3</text:p>
          </table:table-cell>
          <table:table-cell table:style-name="ce1" table:formula="of:=ABS([.Q30]-[.R30])/(([.Q30]+[.R30])/2)" office:value-type="percentage" office:value="0.0607557421585576" calcext:value-type="percentage">
            <text:p>6.08%</text:p>
          </table:table-cell>
        </table:table-row>
        <table:table-row table:style-name="ro1">
          <table:table-cell table:number-columns-repeated="2" office:value-type="float" office:value="40.1" calcext:value-type="float">
            <text:p>40.1</text:p>
          </table:table-cell>
          <table:table-cell table:formula="of:=ABS([.B31]-[.A31])/(([.A31]+[.B31])/2)" office:value-type="percentage" office:value="0" calcext:value-type="percentage">
            <text:p>0.00%</text:p>
          </table:table-cell>
          <table:table-cell/>
          <table:table-cell office:value-type="float" office:value="72.1" calcext:value-type="float">
            <text:p>72.1</text:p>
          </table:table-cell>
          <table:table-cell office:value-type="float" office:value="74.1" calcext:value-type="float">
            <text:p>74.1</text:p>
          </table:table-cell>
          <table:table-cell table:formula="of:=ABS([.F31]-[.E31])/(([.E31]+[.F31])/2)" office:value-type="percentage" office:value="0.027359781121751" calcext:value-type="percentage">
            <text:p>2.74%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float" office:value="82.5" calcext:value-type="float">
            <text:p>82.5</text:p>
          </table:table-cell>
          <table:table-cell table:formula="of:=ABS([.I31]-[.J31])/(([.I31]+[.J31])/2)" office:value-type="percentage" office:value="0.00121138703815862" calcext:value-type="percentage">
            <text:p>0.12%</text:p>
          </table:table-cell>
          <table:table-cell/>
          <table:table-cell office:value-type="float" office:value="41.2" calcext:value-type="float">
            <text:p>41.2</text:p>
          </table:table-cell>
          <table:table-cell office:value-type="float" office:value="43.5" calcext:value-type="float">
            <text:p>43.5</text:p>
          </table:table-cell>
          <table:table-cell table:formula="of:=ABS([.M31]-[.N31])/(([.M31]+[.N31])/2)" office:value-type="percentage" office:value="0.0543093270365997" calcext:value-type="percentage">
            <text:p>5.43%</text:p>
          </table:table-cell>
          <table:table-cell/>
          <table:table-cell office:value-type="float" office:value="207.8" calcext:value-type="float">
            <text:p>207.8</text:p>
          </table:table-cell>
          <table:table-cell office:value-type="float" office:value="212" calcext:value-type="float">
            <text:p>212</text:p>
          </table:table-cell>
          <table:table-cell table:style-name="ce1" table:formula="of:=ABS([.Q31]-[.R31])/(([.Q31]+[.R31])/2)" office:value-type="percentage" office:value="0.0200095283468318" calcext:value-type="percentage">
            <text:p>2.00%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70.2" calcext:value-type="float">
            <text:p>70.2</text:p>
          </table:table-cell>
          <table:table-cell table:formula="of:=ABS([.B32]-[.A32])/(([.A32]+[.B32])/2)" office:value-type="percentage" office:value="0.00142551674982193" calcext:value-type="percentage">
            <text:p>0.14%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7.3" calcext:value-type="float">
            <text:p>77.3</text:p>
          </table:table-cell>
          <table:table-cell table:formula="of:=ABS([.F32]-[.E32])/(([.E32]+[.F32])/2)" office:value-type="percentage" office:value="0.0302035456336178" calcext:value-type="percentage">
            <text:p>3.02%</text:p>
          </table:table-cell>
          <table:table-cell/>
          <table:table-cell office:value-type="float" office:value="61.7" calcext:value-type="float">
            <text:p>61.7</text:p>
          </table:table-cell>
          <table:table-cell office:value-type="float" office:value="61.8" calcext:value-type="float">
            <text:p>61.8</text:p>
          </table:table-cell>
          <table:table-cell table:formula="of:=ABS([.I32]-[.J32])/(([.I32]+[.J32])/2)" office:value-type="percentage" office:value="0.00161943319838047" calcext:value-type="percentage">
            <text:p>0.16%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float" office:value="55.9" calcext:value-type="float">
            <text:p>55.9</text:p>
          </table:table-cell>
          <table:table-cell table:formula="of:=ABS([.M32]-[.N32])/(([.M32]+[.N32])/2)" office:value-type="percentage" office:value="0.109433962264151" calcext:value-type="percentage">
            <text:p>10.94%</text:p>
          </table:table-cell>
          <table:table-cell/>
          <table:table-cell office:value-type="float" office:value="207.6" calcext:value-type="float">
            <text:p>207.6</text:p>
          </table:table-cell>
          <table:table-cell office:value-type="float" office:value="215.7" calcext:value-type="float">
            <text:p>215.7</text:p>
          </table:table-cell>
          <table:table-cell table:style-name="ce1" table:formula="of:=ABS([.Q32]-[.R32])/(([.Q32]+[.R32])/2)" office:value-type="percentage" office:value="0.0382707299787385" calcext:value-type="percentage">
            <text:p>3.83%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2.8" calcext:value-type="float">
            <text:p>42.8</text:p>
          </table:table-cell>
          <table:table-cell table:formula="of:=ABS([.B33]-[.A33])/(([.A33]+[.B33])/2)" office:value-type="percentage" office:value="0.00233918128654957" calcext:value-type="percentage">
            <text:p>0.23%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formula="of:=ABS([.F33]-[.E33])/(([.E33]+[.F33])/2)" office:value-type="percentage" office:value="0.185792349726776" calcext:value-type="percentage">
            <text:p>18.58%</text:p>
          </table:table-cell>
          <table:table-cell/>
          <table:table-cell office:value-type="float" office:value="78.8" calcext:value-type="float">
            <text:p>78.8</text:p>
          </table:table-cell>
          <table:table-cell office:value-type="float" office:value="79.3" calcext:value-type="float">
            <text:p>79.3</text:p>
          </table:table-cell>
          <table:table-cell table:formula="of:=ABS([.I33]-[.J33])/(([.I33]+[.J33])/2)" office:value-type="percentage" office:value="0.00632511068943707" calcext:value-type="percentage">
            <text:p>0.63%</text:p>
          </table:table-cell>
          <table:table-cell/>
          <table:table-cell office:value-type="float" office:value="33.6" calcext:value-type="float">
            <text:p>33.6</text:p>
          </table:table-cell>
          <table:table-cell office:value-type="float" office:value="35.7" calcext:value-type="float">
            <text:p>35.7</text:p>
          </table:table-cell>
          <table:table-cell table:formula="of:=ABS([.M33]-[.N33])/(([.M33]+[.N33])/2)" office:value-type="percentage" office:value="0.0606060606060606" calcext:value-type="percentage">
            <text:p>6.06%</text:p>
          </table:table-cell>
          <table:table-cell/>
          <table:table-cell office:value-type="float" office:value="205.8" calcext:value-type="float">
            <text:p>205.8</text:p>
          </table:table-cell>
          <table:table-cell office:value-type="float" office:value="225.2" calcext:value-type="float">
            <text:p>225.2</text:p>
          </table:table-cell>
          <table:table-cell table:style-name="ce1" table:formula="of:=ABS([.Q33]-[.R33])/(([.Q33]+[.R33])/2)" office:value-type="percentage" office:value="0.0900232018561484" calcext:value-type="percentage">
            <text:p>9.00%</text:p>
          </table:table-cell>
        </table:table-row>
        <table:table-row table:style-name="ro1">
          <table:table-cell table:number-columns-repeated="2" office:value-type="float" office:value="78.9" calcext:value-type="float">
            <text:p>78.9</text:p>
          </table:table-cell>
          <table:table-cell table:formula="of:=ABS([.B34]-[.A34])/(([.A34]+[.B34])/2)" office:value-type="percentage" office:value="0" calcext:value-type="percentage">
            <text:p>0.00%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84.1" calcext:value-type="float">
            <text:p>84.1</text:p>
          </table:table-cell>
          <table:table-cell table:formula="of:=ABS([.F34]-[.E34])/(([.E34]+[.F34])/2)" office:value-type="percentage" office:value="0.0192076830732292" calcext:value-type="percentage">
            <text:p>1.92%</text:p>
          </table:table-cell>
          <table:table-cell/>
          <table:table-cell office:value-type="float" office:value="65.7" calcext:value-type="float">
            <text:p>65.7</text:p>
          </table:table-cell>
          <table:table-cell office:value-type="float" office:value="65.8" calcext:value-type="float">
            <text:p>65.8</text:p>
          </table:table-cell>
          <table:table-cell table:formula="of:=ABS([.I34]-[.J34])/(([.I34]+[.J34])/2)" office:value-type="percentage" office:value="0.00152091254752843" calcext:value-type="percentage">
            <text:p>0.15%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float" office:value="30" calcext:value-type="float">
            <text:p>30</text:p>
          </table:table-cell>
          <table:table-cell table:formula="of:=ABS([.M34]-[.N34])/(([.M34]+[.N34])/2)" office:value-type="percentage" office:value="0.0360065466448446" calcext:value-type="percentage">
            <text:p>3.60%</text:p>
          </table:table-cell>
          <table:table-cell/>
          <table:table-cell office:value-type="float" office:value="205.6" calcext:value-type="float">
            <text:p>205.6</text:p>
          </table:table-cell>
          <table:table-cell office:value-type="float" office:value="206.2" calcext:value-type="float">
            <text:p>206.2</text:p>
          </table:table-cell>
          <table:table-cell table:style-name="ce1" table:formula="of:=ABS([.Q34]-[.R34])/(([.Q34]+[.R34])/2)" office:value-type="percentage" office:value="0.00291403593977656" calcext:value-type="percentage">
            <text:p>0.29%</text:p>
          </table:table-cell>
        </table:table-row>
        <table:table-row table:style-name="ro1">
          <table:table-cell table:number-columns-repeated="2" office:value-type="float" office:value="38.3" calcext:value-type="float">
            <text:p>38.3</text:p>
          </table:table-cell>
          <table:table-cell table:formula="of:=ABS([.B35]-[.A35])/(([.A35]+[.B35])/2)" office:value-type="percentage" office:value="0" calcext:value-type="percentage">
            <text:p>0.00%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float" office:value="71.9" calcext:value-type="float">
            <text:p>71.9</text:p>
          </table:table-cell>
          <table:table-cell table:formula="of:=ABS([.F35]-[.E35])/(([.E35]+[.F35])/2)" office:value-type="percentage" office:value="0.0325088339222616" calcext:value-type="percentage">
            <text:p>3.25%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67.4" calcext:value-type="float">
            <text:p>67.4</text:p>
          </table:table-cell>
          <table:table-cell table:formula="of:=ABS([.I35]-[.J35])/(([.I35]+[.J35])/2)" office:value-type="percentage" office:value="0.0117994100294985" calcext:value-type="percentage">
            <text:p>1.18%</text:p>
          </table:table-cell>
          <table:table-cell/>
          <table:table-cell office:value-type="float" office:value="56.9" calcext:value-type="float">
            <text:p>56.9</text:p>
          </table:table-cell>
          <table:table-cell office:value-type="float" office:value="57.8" calcext:value-type="float">
            <text:p>57.8</text:p>
          </table:table-cell>
          <table:table-cell table:formula="of:=ABS([.M35]-[.N35])/(([.M35]+[.N35])/2)" office:value-type="percentage" office:value="0.015693112467306" calcext:value-type="percentage">
            <text:p>1.57%</text:p>
          </table:table-cell>
          <table:table-cell/>
          <table:table-cell office:value-type="float" office:value="205.2" calcext:value-type="float">
            <text:p>205.2</text:p>
          </table:table-cell>
          <table:table-cell office:value-type="float" office:value="208.2" calcext:value-type="float">
            <text:p>208.2</text:p>
          </table:table-cell>
          <table:table-cell table:style-name="ce1" table:formula="of:=ABS([.Q35]-[.R35])/(([.Q35]+[.R35])/2)" office:value-type="percentage" office:value="0.0145137880986938" calcext:value-type="percentage">
            <text:p>1.45%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54" calcext:value-type="float">
            <text:p>54</text:p>
          </table:table-cell>
          <table:table-cell table:formula="of:=ABS([.B36]-[.A36])/(([.A36]+[.B36])/2)" office:value-type="percentage" office:value="0.00185356811862839" calcext:value-type="percentage">
            <text:p>0.19%</text:p>
          </table:table-cell>
          <table:table-cell/>
          <table:table-cell office:value-type="float" office:value="84.3" calcext:value-type="float">
            <text:p>84.3</text:p>
          </table:table-cell>
          <table:table-cell office:value-type="float" office:value="88.7" calcext:value-type="float">
            <text:p>88.7</text:p>
          </table:table-cell>
          <table:table-cell table:formula="of:=ABS([.F36]-[.E36])/(([.E36]+[.F36])/2)" office:value-type="percentage" office:value="0.0508670520231215" calcext:value-type="percentage">
            <text:p>5.09%</text:p>
          </table:table-cell>
          <table:table-cell/>
          <table:table-cell office:value-type="float" office:value="82.4" calcext:value-type="float">
            <text:p>82.4</text:p>
          </table:table-cell>
          <table:table-cell office:value-type="float" office:value="82.5" calcext:value-type="float">
            <text:p>82.5</text:p>
          </table:table-cell>
          <table:table-cell table:formula="of:=ABS([.I36]-[.J36])/(([.I36]+[.J36])/2)" office:value-type="percentage" office:value="0.00121285627653116" calcext:value-type="percentage">
            <text:p>0.12%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47.5" calcext:value-type="float">
            <text:p>47.5</text:p>
          </table:table-cell>
          <table:table-cell table:formula="of:=ABS([.M36]-[.N36])/(([.M36]+[.N36])/2)" office:value-type="percentage" office:value="0.0412371134020619" calcext:value-type="percentage">
            <text:p>4.12%</text:p>
          </table:table-cell>
          <table:table-cell/>
          <table:table-cell office:value-type="float" office:value="204.2" calcext:value-type="float">
            <text:p>204.2</text:p>
          </table:table-cell>
          <table:table-cell office:value-type="float" office:value="206.7" calcext:value-type="float">
            <text:p>206.7</text:p>
          </table:table-cell>
          <table:table-cell table:style-name="ce1" table:formula="of:=ABS([.Q36]-[.R36])/(([.Q36]+[.R36])/2)" office:value-type="percentage" office:value="0.0121684108055488" calcext:value-type="percentage">
            <text:p>1.22%</text:p>
          </table:table-cell>
        </table:table-row>
        <table:table-row table:style-name="ro1">
          <table:table-cell table:number-columns-repeated="2" office:value-type="float" office:value="41.2" calcext:value-type="float">
            <text:p>41.2</text:p>
          </table:table-cell>
          <table:table-cell table:formula="of:=ABS([.B37]-[.A37])/(([.A37]+[.B37])/2)" office:value-type="percentage" office:value="0" calcext:value-type="percentage">
            <text:p>0.00%</text:p>
          </table:table-cell>
          <table:table-cell/>
          <table:table-cell office:value-type="float" office:value="81.4" calcext:value-type="float">
            <text:p>81.4</text:p>
          </table:table-cell>
          <table:table-cell office:value-type="float" office:value="86.6" calcext:value-type="float">
            <text:p>86.6</text:p>
          </table:table-cell>
          <table:table-cell table:formula="of:=ABS([.F37]-[.E37])/(([.E37]+[.F37])/2)" office:value-type="percentage" office:value="0.0619047619047618" calcext:value-type="percentage">
            <text:p>6.19%</text:p>
          </table:table-cell>
          <table:table-cell/>
          <table:table-cell office:value-type="float" office:value="67.1" calcext:value-type="float">
            <text:p>67.1</text:p>
          </table:table-cell>
          <table:table-cell office:value-type="float" office:value="65.8" calcext:value-type="float">
            <text:p>65.8</text:p>
          </table:table-cell>
          <table:table-cell table:formula="of:=ABS([.I37]-[.J37])/(([.I37]+[.J37])/2)" office:value-type="percentage" office:value="0.019563581640331" calcext:value-type="percentage">
            <text:p>1.96%</text:p>
          </table:table-cell>
          <table:table-cell/>
          <table:table-cell office:value-type="float" office:value="67.3" calcext:value-type="float">
            <text:p>67.3</text:p>
          </table:table-cell>
          <table:table-cell office:value-type="float" office:value="62.4" calcext:value-type="float">
            <text:p>62.4</text:p>
          </table:table-cell>
          <table:table-cell table:formula="of:=ABS([.M37]-[.N37])/(([.M37]+[.N37])/2)" office:value-type="percentage" office:value="0.0755589822667695" calcext:value-type="percentage">
            <text:p>7.56%</text:p>
          </table:table-cell>
          <table:table-cell/>
          <table:table-cell table:number-columns-repeated="2" office:value-type="float" office:value="203.3" calcext:value-type="float">
            <text:p>203.3</text:p>
          </table:table-cell>
          <table:table-cell table:style-name="ce1" table:formula="of:=ABS([.Q37]-[.R37])/(([.Q37]+[.R37])/2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55.9" calcext:value-type="float">
            <text:p>55.9</text:p>
          </table:table-cell>
          <table:table-cell table:formula="of:=ABS([.B38]-[.A38])/(([.A38]+[.B38])/2)" office:value-type="percentage" office:value="0" calcext:value-type="percentage">
            <text:p>0.00%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float" office:value="85" calcext:value-type="float">
            <text:p>85</text:p>
          </table:table-cell>
          <table:table-cell table:formula="of:=ABS([.F38]-[.E38])/(([.E38]+[.F38])/2)" office:value-type="percentage" office:value="0.0286396181384249" calcext:value-type="percentage">
            <text:p>2.86%</text:p>
          </table:table-cell>
          <table:table-cell/>
          <table:table-cell table:number-columns-repeated="2" office:value-type="float" office:value="80.6" calcext:value-type="float">
            <text:p>80.6</text:p>
          </table:table-cell>
          <table:table-cell table:formula="of:=ABS([.I38]-[.J38])/(([.I38]+[.J38])/2)" office:value-type="percentage" office:value="0" calcext:value-type="percentage">
            <text:p>0.00%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float" office:value="45.7" calcext:value-type="float">
            <text:p>45.7</text:p>
          </table:table-cell>
          <table:table-cell table:formula="of:=ABS([.M38]-[.N38])/(([.M38]+[.N38])/2)" office:value-type="percentage" office:value="0.0259179265658746" calcext:value-type="percentage">
            <text:p>2.59%</text:p>
          </table:table-cell>
          <table:table-cell/>
          <table:table-cell office:value-type="float" office:value="201.6" calcext:value-type="float">
            <text:p>201.6</text:p>
          </table:table-cell>
          <table:table-cell office:value-type="float" office:value="202.7" calcext:value-type="float">
            <text:p>202.7</text:p>
          </table:table-cell>
          <table:table-cell table:style-name="ce1" table:formula="of:=ABS([.Q38]-[.R38])/(([.Q38]+[.R38])/2)" office:value-type="percentage" office:value="0.00544150383378677" calcext:value-type="percentage">
            <text:p>0.54%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70.7" calcext:value-type="float">
            <text:p>70.7</text:p>
          </table:table-cell>
          <table:table-cell table:formula="of:=ABS([.B39]-[.A39])/(([.A39]+[.B39])/2)" office:value-type="percentage" office:value="0.00141542816702064" calcext:value-type="percentage">
            <text:p>0.14%</text:p>
          </table:table-cell>
          <table:table-cell/>
          <table:table-cell office:value-type="float" office:value="77.8" calcext:value-type="float">
            <text:p>77.8</text:p>
          </table:table-cell>
          <table:table-cell office:value-type="float" office:value="79.5" calcext:value-type="float">
            <text:p>79.5</text:p>
          </table:table-cell>
          <table:table-cell table:formula="of:=ABS([.F39]-[.E39])/(([.E39]+[.F39])/2)" office:value-type="percentage" office:value="0.0216147488874762" calcext:value-type="percentage">
            <text:p>2.16%</text:p>
          </table:table-cell>
          <table:table-cell/>
          <table:table-cell office:value-type="float" office:value="57.8" calcext:value-type="float">
            <text:p>57.8</text:p>
          </table:table-cell>
          <table:table-cell office:value-type="float" office:value="57.4" calcext:value-type="float">
            <text:p>57.4</text:p>
          </table:table-cell>
          <table:table-cell table:formula="of:=ABS([.I39]-[.J39])/(([.I39]+[.J39])/2)" office:value-type="percentage" office:value="0.00694444444444442" calcext:value-type="percentage">
            <text:p>0.69%</text:p>
          </table:table-cell>
          <table:table-cell/>
          <table:table-cell office:value-type="float" office:value="40.7" calcext:value-type="float">
            <text:p>40.7</text:p>
          </table:table-cell>
          <table:table-cell office:value-type="float" office:value="45.2" calcext:value-type="float">
            <text:p>45.2</text:p>
          </table:table-cell>
          <table:table-cell table:formula="of:=ABS([.M39]-[.N39])/(([.M39]+[.N39])/2)" office:value-type="percentage" office:value="0.10477299185099" calcext:value-type="percentage">
            <text:p>10.48%</text:p>
          </table:table-cell>
          <table:table-cell/>
          <table:table-cell office:value-type="float" office:value="200.7" calcext:value-type="float">
            <text:p>200.7</text:p>
          </table:table-cell>
          <table:table-cell office:value-type="float" office:value="206.8" calcext:value-type="float">
            <text:p>206.8</text:p>
          </table:table-cell>
          <table:table-cell table:style-name="ce1" table:formula="of:=ABS([.Q39]-[.R39])/(([.Q39]+[.R39])/2)" office:value-type="percentage" office:value="0.0299386503067486" calcext:value-type="percentage">
            <text:p>2.99%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88.3" calcext:value-type="float">
            <text:p>88.3</text:p>
          </table:table-cell>
          <table:table-cell table:formula="of:=ABS([.B40]-[.A40])/(([.A40]+[.B40])/2)" office:value-type="percentage" office:value="0.00113314447592062" calcext:value-type="percentage">
            <text:p>0.11%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77" calcext:value-type="float">
            <text:p>77</text:p>
          </table:table-cell>
          <table:table-cell table:formula="of:=ABS([.F40]-[.E40])/(([.E40]+[.F40])/2)" office:value-type="percentage" office:value="0.0116204002582312" calcext:value-type="percentage">
            <text:p>1.16%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60.9" calcext:value-type="float">
            <text:p>60.9</text:p>
          </table:table-cell>
          <table:table-cell table:formula="of:=ABS([.I40]-[.J40])/(([.I40]+[.J40])/2)" office:value-type="percentage" office:value="0.0016433853738702" calcext:value-type="percentage">
            <text:p>0.16%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float" office:value="20" calcext:value-type="float">
            <text:p>20</text:p>
          </table:table-cell>
          <table:table-cell table:formula="of:=ABS([.M40]-[.N40])/(([.M40]+[.N40])/2)" office:value-type="percentage" office:value="0.0906921241050119" calcext:value-type="percentage">
            <text:p>9.07%</text:p>
          </table:table-cell>
          <table:table-cell/>
          <table:table-cell office:value-type="float" office:value="200.2" calcext:value-type="float">
            <text:p>200.2</text:p>
          </table:table-cell>
          <table:table-cell office:value-type="float" office:value="197.5" calcext:value-type="float">
            <text:p>197.5</text:p>
          </table:table-cell>
          <table:table-cell table:style-name="ce1" table:formula="of:=ABS([.Q40]-[.R40])/(([.Q40]+[.R40])/2)" office:value-type="percentage" office:value="0.0135780739250691" calcext:value-type="percentage">
            <text:p>1.36%</text:p>
          </table:table-cell>
        </table:table-row>
        <table:table-row table:style-name="ro1">
          <table:table-cell table:number-columns-repeated="2" office:value-type="float" office:value="76.9" calcext:value-type="float">
            <text:p>76.9</text:p>
          </table:table-cell>
          <table:table-cell table:formula="of:=ABS([.B41]-[.A41])/(([.A41]+[.B41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76.5" calcext:value-type="float">
            <text:p>76.5</text:p>
          </table:table-cell>
          <table:table-cell table:formula="of:=ABS([.F41]-[.E41])/(([.E41]+[.F41])/2)" office:value-type="percentage" office:value="0" calcext:value-type="percentage">
            <text:p>0.00%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60.1" calcext:value-type="float">
            <text:p>60.1</text:p>
          </table:table-cell>
          <table:table-cell table:formula="of:=ABS([.I41]-[.J41])/(([.I41]+[.J41])/2)" office:value-type="percentage" office:value="0.00993377483443711" calcext:value-type="percentage">
            <text:p>0.99%</text:p>
          </table:table-cell>
          <table:table-cell/>
          <table:table-cell office:value-type="float" office:value="33.6" calcext:value-type="float">
            <text:p>33.6</text:p>
          </table:table-cell>
          <table:table-cell office:value-type="float" office:value="38.7" calcext:value-type="float">
            <text:p>38.7</text:p>
          </table:table-cell>
          <table:table-cell table:formula="of:=ABS([.M41]-[.N41])/(([.M41]+[.N41])/2)" office:value-type="percentage" office:value="0.141078838174274" calcext:value-type="percentage">
            <text:p>14.11%</text:p>
          </table:table-cell>
          <table:table-cell/>
          <table:table-cell office:value-type="float" office:value="199.2" calcext:value-type="float">
            <text:p>199.2</text:p>
          </table:table-cell>
          <table:table-cell office:value-type="float" office:value="204" calcext:value-type="float">
            <text:p>204</text:p>
          </table:table-cell>
          <table:table-cell table:style-name="ce1" table:formula="of:=ABS([.Q41]-[.R41])/(([.Q41]+[.R41])/2)" office:value-type="percentage" office:value="0.0238095238095239" calcext:value-type="percentage">
            <text:p>2.38%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77.8" calcext:value-type="float">
            <text:p>77.8</text:p>
          </table:table-cell>
          <table:table-cell table:formula="of:=ABS([.B42]-[.A42])/(([.A42]+[.B42])/2)" office:value-type="percentage" office:value="0.00128617363344044" calcext:value-type="percentage">
            <text:p>0.13%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76.7" calcext:value-type="float">
            <text:p>76.7</text:p>
          </table:table-cell>
          <table:table-cell table:formula="of:=ABS([.F42]-[.E42])/(([.E42]+[.F42])/2)" office:value-type="percentage" office:value="0.00908500973393904" calcext:value-type="percentage">
            <text:p>0.91%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60.9" calcext:value-type="float">
            <text:p>60.9</text:p>
          </table:table-cell>
          <table:table-cell table:formula="of:=ABS([.I42]-[.J42])/(([.I42]+[.J42])/2)" office:value-type="percentage" office:value="0.00817661488143908" calcext:value-type="percentage">
            <text:p>0.82%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float" office:value="35.9" calcext:value-type="float">
            <text:p>35.9</text:p>
          </table:table-cell>
          <table:table-cell table:formula="of:=ABS([.M42]-[.N42])/(([.M42]+[.N42])/2)" office:value-type="percentage" office:value="0.136904761904762" calcext:value-type="percentage">
            <text:p>13.69%</text:p>
          </table:table-cell>
          <table:table-cell/>
          <table:table-cell office:value-type="float" office:value="198.7" calcext:value-type="float">
            <text:p>198.7</text:p>
          </table:table-cell>
          <table:table-cell office:value-type="float" office:value="202.5" calcext:value-type="float">
            <text:p>202.5</text:p>
          </table:table-cell>
          <table:table-cell table:style-name="ce1" table:formula="of:=ABS([.Q42]-[.R42])/(([.Q42]+[.R42])/2)" office:value-type="percentage" office:value="0.0189431704885345" calcext:value-type="percentage">
            <text:p>1.89%</text:p>
          </table:table-cell>
        </table:table-row>
        <table:table-row table:style-name="ro1">
          <table:table-cell table:number-columns-repeated="2" office:value-type="float" office:value="40.5" calcext:value-type="float">
            <text:p>40.5</text:p>
          </table:table-cell>
          <table:table-cell table:formula="of:=ABS([.B43]-[.A43])/(([.A43]+[.B43])/2)" office:value-type="percentage" office:value="0" calcext:value-type="percentage">
            <text:p>0.00%</text:p>
          </table:table-cell>
          <table:table-cell/>
          <table:table-cell office:value-type="float" office:value="78.8" calcext:value-type="float">
            <text:p>78.8</text:p>
          </table:table-cell>
          <table:table-cell office:value-type="float" office:value="81.4" calcext:value-type="float">
            <text:p>81.4</text:p>
          </table:table-cell>
          <table:table-cell table:formula="of:=ABS([.F43]-[.E43])/(([.E43]+[.F43])/2)" office:value-type="percentage" office:value="0.0324594257178528" calcext:value-type="percentage">
            <text:p>3.25%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73.2" calcext:value-type="float">
            <text:p>73.2</text:p>
          </table:table-cell>
          <table:table-cell table:formula="of:=ABS([.I43]-[.J43])/(([.I43]+[.J43])/2)" office:value-type="percentage" office:value="0.00408997955010221" calcext:value-type="percentage">
            <text:p>0.41%</text:p>
          </table:table-cell>
          <table:table-cell/>
          <table:table-cell office:value-type="float" office:value="26.7" calcext:value-type="float">
            <text:p>26.7</text:p>
          </table:table-cell>
          <table:table-cell office:value-type="float" office:value="25" calcext:value-type="float">
            <text:p>25</text:p>
          </table:table-cell>
          <table:table-cell table:formula="of:=ABS([.M43]-[.N43])/(([.M43]+[.N43])/2)" office:value-type="percentage" office:value="0.0657640232108317" calcext:value-type="percentage">
            <text:p>6.58%</text:p>
          </table:table-cell>
          <table:table-cell/>
          <table:table-cell office:value-type="float" office:value="198.4" calcext:value-type="float">
            <text:p>198.4</text:p>
          </table:table-cell>
          <table:table-cell office:value-type="float" office:value="199.3" calcext:value-type="float">
            <text:p>199.3</text:p>
          </table:table-cell>
          <table:table-cell table:style-name="ce1" table:formula="of:=ABS([.Q43]-[.R43])/(([.Q43]+[.R43])/2)" office:value-type="percentage" office:value="0.00452602464168974" calcext:value-type="percentage">
            <text:p>0.45%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73.5" calcext:value-type="float">
            <text:p>73.5</text:p>
          </table:table-cell>
          <table:table-cell table:formula="of:=ABS([.B44]-[.A44])/(([.A44]+[.B44])/2)" office:value-type="percentage" office:value="0.00136147038801898" calcext:value-type="percentage">
            <text:p>0.14%</text:p>
          </table:table-cell>
          <table:table-cell/>
          <table:table-cell office:value-type="float" office:value="84.7" calcext:value-type="float">
            <text:p>84.7</text:p>
          </table:table-cell>
          <table:table-cell office:value-type="float" office:value="86" calcext:value-type="float">
            <text:p>86</text:p>
          </table:table-cell>
          <table:table-cell table:formula="of:=ABS([.F44]-[.E44])/(([.E44]+[.F44])/2)" office:value-type="percentage" office:value="0.0152314001171646" calcext:value-type="percentage">
            <text:p>1.52%</text:p>
          </table:table-cell>
          <table:table-cell/>
          <table:table-cell office:value-type="float" office:value="64.6" calcext:value-type="float">
            <text:p>64.6</text:p>
          </table:table-cell>
          <table:table-cell office:value-type="float" office:value="64.2" calcext:value-type="float">
            <text:p>64.2</text:p>
          </table:table-cell>
          <table:table-cell table:formula="of:=ABS([.I44]-[.J44])/(([.I44]+[.J44])/2)" office:value-type="percentage" office:value="0.00621118012422347" calcext:value-type="percentage">
            <text:p>0.62%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ABS([.M44]-[.N44])/(([.M44]+[.N44])/2)" office:value-type="percentage" office:value="0.204081632653061" calcext:value-type="percentage">
            <text:p>20.41%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4.3" calcext:value-type="float">
            <text:p>194.3</text:p>
          </table:table-cell>
          <table:table-cell table:style-name="ce1" table:formula="of:=ABS([.Q44]-[.R44])/(([.Q44]+[.R44])/2)" office:value-type="percentage" office:value="0.0188631149630384" calcext:value-type="percentage">
            <text:p>1.89%</text:p>
          </table:table-cell>
        </table:table-row>
        <table:table-row table:style-name="ro1">
          <table:table-cell table:number-columns-repeated="2" office:value-type="float" office:value="85.8" calcext:value-type="float">
            <text:p>85.8</text:p>
          </table:table-cell>
          <table:table-cell table:formula="of:=ABS([.B45]-[.A45])/(([.A45]+[.B45])/2)" office:value-type="percentage" office:value="0" calcext:value-type="percentage">
            <text:p>0.00%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71.7" calcext:value-type="float">
            <text:p>71.7</text:p>
          </table:table-cell>
          <table:table-cell table:formula="of:=ABS([.F45]-[.E45])/(([.E45]+[.F45])/2)" office:value-type="percentage" office:value="0.00559440559440567" calcext:value-type="percentage">
            <text:p>0.56%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57.4" calcext:value-type="float">
            <text:p>57.4</text:p>
          </table:table-cell>
          <table:table-cell table:formula="of:=ABS([.I45]-[.J45])/(([.I45]+[.J45])/2)" office:value-type="percentage" office:value="0.00174064403829419" calcext:value-type="percentage">
            <text:p>0.17%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float" office:value="37.8" calcext:value-type="float">
            <text:p>37.8</text:p>
          </table:table-cell>
          <table:table-cell table:formula="of:=ABS([.M45]-[.N45])/(([.M45]+[.N45])/2)" office:value-type="percentage" office:value="0.27027027027027" calcext:value-type="percentage">
            <text:p>27.03%</text:p>
          </table:table-cell>
          <table:table-cell/>
          <table:table-cell office:value-type="float" office:value="197.3" calcext:value-type="float">
            <text:p>197.3</text:p>
          </table:table-cell>
          <table:table-cell office:value-type="float" office:value="206.8" calcext:value-type="float">
            <text:p>206.8</text:p>
          </table:table-cell>
          <table:table-cell table:style-name="ce1" table:formula="of:=ABS([.Q45]-[.R45])/(([.Q45]+[.R45])/2)" office:value-type="percentage" office:value="0.0470180648354368" calcext:value-type="percentage">
            <text:p>4.70%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78.7" calcext:value-type="float">
            <text:p>78.7</text:p>
          </table:table-cell>
          <table:table-cell table:formula="of:=ABS([.B46]-[.A46])/(([.A46]+[.B46])/2)" office:value-type="percentage" office:value="0.00127145581691047" calcext:value-type="percentage">
            <text:p>0.13%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78.4" calcext:value-type="float">
            <text:p>78.4</text:p>
          </table:table-cell>
          <table:table-cell table:formula="of:=ABS([.F46]-[.E46])/(([.E46]+[.F46])/2)" office:value-type="percentage" office:value="0.00127469725940082" calcext:value-type="percentage">
            <text:p>0.13%</text:p>
          </table:table-cell>
          <table:table-cell/>
          <table:table-cell office:value-type="float" office:value="60.4" calcext:value-type="float">
            <text:p>60.4</text:p>
          </table:table-cell>
          <table:table-cell office:value-type="float" office:value="60.1" calcext:value-type="float">
            <text:p>60.1</text:p>
          </table:table-cell>
          <table:table-cell table:formula="of:=ABS([.I46]-[.J46])/(([.I46]+[.J46])/2)" office:value-type="percentage" office:value="0.00497925311203315" calcext:value-type="percentage">
            <text:p>0.50%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18" calcext:value-type="float">
            <text:p>18</text:p>
          </table:table-cell>
          <table:table-cell table:formula="of:=ABS([.M46]-[.N46])/(([.M46]+[.N46])/2)" office:value-type="percentage" office:value="0.407079646017699" calcext:value-type="percentage">
            <text:p>40.71%</text:p>
          </table:table-cell>
          <table:table-cell/>
          <table:table-cell office:value-type="float" office:value="196.4" calcext:value-type="float">
            <text:p>196.4</text:p>
          </table:table-cell>
          <table:table-cell office:value-type="float" office:value="187.1" calcext:value-type="float">
            <text:p>187.1</text:p>
          </table:table-cell>
          <table:table-cell table:style-name="ce1" table:formula="of:=ABS([.Q46]-[.R46])/(([.Q46]+[.R46])/2)" office:value-type="percentage" office:value="0.0485006518904825" calcext:value-type="percentage">
            <text:p>4.85%</text:p>
          </table:table-cell>
        </table:table-row>
        <table:table-row table:style-name="ro1">
          <table:table-cell table:number-columns-repeated="2" office:value-type="float" office:value="51.2" calcext:value-type="float">
            <text:p>51.2</text:p>
          </table:table-cell>
          <table:table-cell table:formula="of:=ABS([.B47]-[.A47])/(([.A47]+[.B47])/2)" office:value-type="percentage" office:value="0" calcext:value-type="percentage">
            <text:p>0.00%</text:p>
          </table:table-cell>
          <table:table-cell/>
          <table:table-cell office:value-type="float" office:value="84.2" calcext:value-type="float">
            <text:p>84.2</text:p>
          </table:table-cell>
          <table:table-cell office:value-type="float" office:value="91.8" calcext:value-type="float">
            <text:p>91.8</text:p>
          </table:table-cell>
          <table:table-cell table:formula="of:=ABS([.F47]-[.E47])/(([.E47]+[.F47])/2)" office:value-type="percentage" office:value="0.0863636363636363" calcext:value-type="percentage">
            <text:p>8.64%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68.9" calcext:value-type="float">
            <text:p>68.9</text:p>
          </table:table-cell>
          <table:table-cell table:formula="of:=ABS([.I47]-[.J47])/(([.I47]+[.J47])/2)" office:value-type="percentage" office:value="0.00436363636363653" calcext:value-type="percentage">
            <text:p>0.44%</text:p>
          </table:table-cell>
          <table:table-cell/>
          <table:table-cell office:value-type="float" office:value="46.4" calcext:value-type="float">
            <text:p>46.4</text:p>
          </table:table-cell>
          <table:table-cell office:value-type="float" office:value="48.2" calcext:value-type="float">
            <text:p>48.2</text:p>
          </table:table-cell>
          <table:table-cell table:formula="of:=ABS([.M47]-[.N47])/(([.M47]+[.N47])/2)" office:value-type="percentage" office:value="0.0380549682875265" calcext:value-type="percentage">
            <text:p>3.81%</text:p>
          </table:table-cell>
          <table:table-cell/>
          <table:table-cell office:value-type="float" office:value="195.5" calcext:value-type="float">
            <text:p>195.5</text:p>
          </table:table-cell>
          <table:table-cell office:value-type="float" office:value="205" calcext:value-type="float">
            <text:p>205</text:p>
          </table:table-cell>
          <table:table-cell table:style-name="ce1" table:formula="of:=ABS([.Q47]-[.R47])/(([.Q47]+[.R47])/2)" office:value-type="percentage" office:value="0.0474406991260924" calcext:value-type="percentage">
            <text:p>4.74%</text:p>
          </table:table-cell>
        </table:table-row>
        <table:table-row table:style-name="ro1">
          <table:table-cell table:number-columns-repeated="2" office:value-type="float" office:value="76.6" calcext:value-type="float">
            <text:p>76.6</text:p>
          </table:table-cell>
          <table:table-cell table:formula="of:=ABS([.B48]-[.A48])/(([.A48]+[.B48])/2)" office:value-type="percentage" office:value="0" calcext:value-type="percentage">
            <text:p>0.00%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76.9" calcext:value-type="float">
            <text:p>76.9</text:p>
          </table:table-cell>
          <table:table-cell table:formula="of:=ABS([.F48]-[.E48])/(([.E48]+[.F48])/2)" office:value-type="percentage" office:value="0.0129198966408269" calcext:value-type="percentage">
            <text:p>1.29%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60.1" calcext:value-type="float">
            <text:p>60.1</text:p>
          </table:table-cell>
          <table:table-cell table:formula="of:=ABS([.I48]-[.J48])/(([.I48]+[.J48])/2)" office:value-type="percentage" office:value="0.00993377483443711" calcext:value-type="percentage">
            <text:p>0.99%</text:p>
          </table:table-cell>
          <table:table-cell/>
          <table:table-cell office:value-type="float" office:value="28.4" calcext:value-type="float">
            <text:p>28.4</text:p>
          </table:table-cell>
          <table:table-cell office:value-type="float" office:value="25" calcext:value-type="float">
            <text:p>25</text:p>
          </table:table-cell>
          <table:table-cell table:formula="of:=ABS([.M48]-[.N48])/(([.M48]+[.N48])/2)" office:value-type="percentage" office:value="0.127340823970037" calcext:value-type="percentage">
            <text:p>12.73%</text:p>
          </table:table-cell>
          <table:table-cell/>
          <table:table-cell office:value-type="float" office:value="195.1" calcext:value-type="float">
            <text:p>195.1</text:p>
          </table:table-cell>
          <table:table-cell office:value-type="float" office:value="190.5" calcext:value-type="float">
            <text:p>190.5</text:p>
          </table:table-cell>
          <table:table-cell table:style-name="ce1" table:formula="of:=ABS([.Q48]-[.R48])/(([.Q48]+[.R48])/2)" office:value-type="percentage" office:value="0.0238589211618257" calcext:value-type="percentage">
            <text:p>2.39%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52.6" calcext:value-type="float">
            <text:p>52.6</text:p>
          </table:table-cell>
          <table:table-cell table:formula="of:=ABS([.B49]-[.A49])/(([.A49]+[.B49])/2)" office:value-type="percentage" office:value="0.00190294957183637" calcext:value-type="percentage">
            <text:p>0.19%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float" office:value="71" calcext:value-type="float">
            <text:p>71</text:p>
          </table:table-cell>
          <table:table-cell table:formula="of:=ABS([.F49]-[.E49])/(([.E49]+[.F49])/2)" office:value-type="percentage" office:value="0.0446364290856731" calcext:value-type="percentage">
            <text:p>4.46%</text:p>
          </table:table-cell>
          <table:table-cell/>
          <table:table-cell office:value-type="float" office:value="66.9" calcext:value-type="float">
            <text:p>66.9</text:p>
          </table:table-cell>
          <table:table-cell office:value-type="float" office:value="66.6" calcext:value-type="float">
            <text:p>66.6</text:p>
          </table:table-cell>
          <table:table-cell table:formula="of:=ABS([.I49]-[.J49])/(([.I49]+[.J49])/2)" office:value-type="percentage" office:value="0.00449438202247208" calcext:value-type="percentage">
            <text:p>0.45%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58.5" calcext:value-type="float">
            <text:p>58.5</text:p>
          </table:table-cell>
          <table:table-cell table:formula="of:=ABS([.M49]-[.N49])/(([.M49]+[.N49])/2)" office:value-type="percentage" office:value="0.0336134453781513" calcext:value-type="percentage">
            <text:p>3.36%</text:p>
          </table:table-cell>
          <table:table-cell/>
          <table:table-cell office:value-type="float" office:value="194.3" calcext:value-type="float">
            <text:p>194.3</text:p>
          </table:table-cell>
          <table:table-cell office:value-type="float" office:value="195.5" calcext:value-type="float">
            <text:p>195.5</text:p>
          </table:table-cell>
          <table:table-cell table:style-name="ce1" table:formula="of:=ABS([.Q49]-[.R49])/(([.Q49]+[.R49])/2)" office:value-type="percentage" office:value="0.00615700359158537" calcext:value-type="percentage">
            <text:p>0.62%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45.8" calcext:value-type="float">
            <text:p>45.8</text:p>
          </table:table-cell>
          <table:table-cell table:formula="of:=ABS([.B50]-[.A50])/(([.A50]+[.B50])/2)" office:value-type="percentage" office:value="0.00437636761487956" calcext:value-type="percentage">
            <text:p>0.44%</text:p>
          </table:table-cell>
          <table:table-cell/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table:formula="of:=ABS([.F50]-[.E50])/(([.E50]+[.F50])/2)" office:value-type="percentage" office:value="0.00104220948410625" calcext:value-type="percentage">
            <text:p>0.10%</text:p>
          </table:table-cell>
          <table:table-cell/>
          <table:table-cell office:value-type="float" office:value="87.8" calcext:value-type="float">
            <text:p>87.8</text:p>
          </table:table-cell>
          <table:table-cell office:value-type="float" office:value="87.3" calcext:value-type="float">
            <text:p>87.3</text:p>
          </table:table-cell>
          <table:table-cell table:formula="of:=ABS([.I50]-[.J50])/(([.I50]+[.J50])/2)" office:value-type="percentage" office:value="0.00571102227298686" calcext:value-type="percentage">
            <text:p>0.57%</text:p>
          </table:table-cell>
          <table:table-cell/>
          <table:table-cell office:value-type="float" office:value="33.2" calcext:value-type="float">
            <text:p>33.2</text:p>
          </table:table-cell>
          <table:table-cell office:value-type="float" office:value="34.7" calcext:value-type="float">
            <text:p>34.7</text:p>
          </table:table-cell>
          <table:table-cell table:formula="of:=ABS([.M50]-[.N50])/(([.M50]+[.N50])/2)" office:value-type="percentage" office:value="0.0441826215022091" calcext:value-type="percentage">
            <text:p>4.42%</text:p>
          </table:table-cell>
          <table:table-cell/>
          <table:table-cell office:value-type="float" office:value="192.3" calcext:value-type="float">
            <text:p>192.3</text:p>
          </table:table-cell>
          <table:table-cell office:value-type="float" office:value="193.9" calcext:value-type="float">
            <text:p>193.9</text:p>
          </table:table-cell>
          <table:table-cell table:style-name="ce1" table:formula="of:=ABS([.Q50]-[.R50])/(([.Q50]+[.R50])/2)" office:value-type="percentage" office:value="0.0082858622475401" calcext:value-type="percentage">
            <text:p>0.83%</text:p>
          </table:table-cell>
        </table:table-row>
        <table:table-row table:style-name="ro1">
          <table:table-cell table:number-columns-repeated="2" office:value-type="float" office:value="47.1" calcext:value-type="float">
            <text:p>47.1</text:p>
          </table:table-cell>
          <table:table-cell table:formula="of:=ABS([.B51]-[.A51])/(([.A51]+[.B51])/2)" office:value-type="percentage" office:value="0" calcext:value-type="percentage">
            <text:p>0.00%</text:p>
          </table:table-cell>
          <table:table-cell/>
          <table:table-cell office:value-type="float" office:value="81.6" calcext:value-type="float">
            <text:p>81.6</text:p>
          </table:table-cell>
          <table:table-cell office:value-type="float" office:value="83.5" calcext:value-type="float">
            <text:p>83.5</text:p>
          </table:table-cell>
          <table:table-cell table:formula="of:=ABS([.F51]-[.E51])/(([.E51]+[.F51])/2)" office:value-type="percentage" office:value="0.0230163537250152" calcext:value-type="percentage">
            <text:p>2.30%</text:p>
          </table:table-cell>
          <table:table-cell/>
          <table:table-cell office:value-type="float" office:value="85.4" calcext:value-type="float">
            <text:p>85.4</text:p>
          </table:table-cell>
          <table:table-cell office:value-type="float" office:value="85" calcext:value-type="float">
            <text:p>85</text:p>
          </table:table-cell>
          <table:table-cell table:formula="of:=ABS([.I51]-[.J51])/(([.I51]+[.J51])/2)" office:value-type="percentage" office:value="0.00469483568075124" calcext:value-type="percentage">
            <text:p>0.47%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table:formula="of:=ABS([.M51]-[.N51])/(([.M51]+[.N51])/2)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Prosjek: 2.24%</text:p>
          </table:table-cell>
        </table:table-row>
        <table:table-row table:style-name="ro1">
          <table:table-cell table:number-columns-repeated="2" office:value-type="float" office:value="73.1" calcext:value-type="float">
            <text:p>73.1</text:p>
          </table:table-cell>
          <table:table-cell table:formula="of:=ABS([.B52]-[.A52])/(([.A52]+[.B52])/2)" office:value-type="percentage" office:value="0" calcext:value-type="percentage">
            <text:p>0.00%</text:p>
          </table:table-cell>
          <table:table-cell/>
          <table:table-cell office:value-type="float" office:value="75.9" calcext:value-type="float">
            <text:p>75.9</text:p>
          </table:table-cell>
          <table:table-cell office:value-type="float" office:value="75.7" calcext:value-type="float">
            <text:p>75.7</text:p>
          </table:table-cell>
          <table:table-cell table:formula="of:=ABS([.F52]-[.E52])/(([.E52]+[.F52])/2)" office:value-type="percentage" office:value="0.00263852242744067" calcext:value-type="percentage">
            <text:p>0.26%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61.8" calcext:value-type="float">
            <text:p>61.8</text:p>
          </table:table-cell>
          <table:table-cell table:formula="of:=ABS([.I52]-[.J52])/(([.I52]+[.J52])/2)" office:value-type="percentage" office:value="0.0112630732099759" calcext:value-type="percentage">
            <text:p>1.13%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36.2" calcext:value-type="float">
            <text:p>36.2</text:p>
          </table:table-cell>
          <table:table-cell table:formula="of:=ABS([.M52]-[.N52])/(([.M52]+[.N52])/2)" office:value-type="percentage" office:value="0.170914542728636" calcext:value-type="percentage">
            <text:p>17.09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2.1" calcext:value-type="float">
            <text:p>72.1</text:p>
          </table:table-cell>
          <table:table-cell table:formula="of:=ABS([.B53]-[.A53])/(([.A53]+[.B53])/2)" office:value-type="percentage" office:value="0" calcext:value-type="percentage">
            <text:p>0.00%</text:p>
          </table:table-cell>
          <table:table-cell/>
          <table:table-cell office:value-type="float" office:value="88.4" calcext:value-type="float">
            <text:p>88.4</text:p>
          </table:table-cell>
          <table:table-cell office:value-type="float" office:value="83" calcext:value-type="float">
            <text:p>83</text:p>
          </table:table-cell>
          <table:table-cell table:formula="of:=ABS([.F53]-[.E53])/(([.E53]+[.F53])/2)" office:value-type="percentage" office:value="0.0630105017502918" calcext:value-type="percentage">
            <text:p>6.30%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57.4" calcext:value-type="float">
            <text:p>57.4</text:p>
          </table:table-cell>
          <table:table-cell table:formula="of:=ABS([.I53]-[.J53])/(([.I53]+[.J53])/2)" office:value-type="percentage" office:value="0.0189818809318378" calcext:value-type="percentage">
            <text:p>1.90%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5" calcext:value-type="float">
            <text:p>5</text:p>
          </table:table-cell>
          <table:table-cell table:formula="of:=ABS([.M53]-[.N53])/(([.M53]+[.N53])/2)" office:value-type="percentage" office:value="0.561151079136691" calcext:value-type="percentage">
            <text:p>56.12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formula="of:=ABS([.B54]-[.A54])/(([.A54]+[.B54])/2)" office:value-type="percentage" office:value="0" calcext:value-type="percentage">
            <text:p>0.00%</text:p>
          </table:table-cell>
          <table:table-cell/>
          <table:table-cell office:value-type="float" office:value="93.3" calcext:value-type="float">
            <text:p>93.3</text:p>
          </table:table-cell>
          <table:table-cell office:value-type="float" office:value="98.9" calcext:value-type="float">
            <text:p>98.9</text:p>
          </table:table-cell>
          <table:table-cell table:formula="of:=ABS([.F54]-[.E54])/(([.E54]+[.F54])/2)" office:value-type="percentage" office:value="0.0582726326742977" calcext:value-type="percentage">
            <text:p>5.83%</text:p>
          </table:table-cell>
          <table:table-cell/>
          <table:table-cell table:number-columns-repeated="2" office:value-type="float" office:value="68.9" calcext:value-type="float">
            <text:p>68.9</text:p>
          </table:table-cell>
          <table:table-cell table:formula="of:=ABS([.I54]-[.J54])/(([.I54]+[.J54])/2)" office:value-type="percentage" office:value="0" calcext:value-type="percentage">
            <text:p>0.00%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42.7" calcext:value-type="float">
            <text:p>42.7</text:p>
          </table:table-cell>
          <table:table-cell table:formula="of:=ABS([.M54]-[.N54])/(([.M54]+[.N54])/2)" office:value-type="percentage" office:value="0.00469483568075124" calcext:value-type="percentage">
            <text:p>0.47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4.8" calcext:value-type="float">
            <text:p>64.8</text:p>
          </table:table-cell>
          <table:table-cell table:formula="of:=ABS([.B55]-[.A55])/(([.A55]+[.B55])/2)" office:value-type="percentage" office:value="0" calcext:value-type="percentage">
            <text:p>0.00%</text:p>
          </table:table-cell>
          <table:table-cell/>
          <table:table-cell office:value-type="float" office:value="93.9" calcext:value-type="float">
            <text:p>93.9</text:p>
          </table:table-cell>
          <table:table-cell office:value-type="float" office:value="86.4" calcext:value-type="float">
            <text:p>86.4</text:p>
          </table:table-cell>
          <table:table-cell table:formula="of:=ABS([.F55]-[.E55])/(([.E55]+[.F55])/2)" office:value-type="percentage" office:value="0.0831946755407654" calcext:value-type="percentage">
            <text:p>8.32%</text:p>
          </table:table-cell>
          <table:table-cell/>
          <table:table-cell office:value-type="float" office:value="95.2" calcext:value-type="float">
            <text:p>95.2</text:p>
          </table:table-cell>
          <table:table-cell office:value-type="float" office:value="90.8" calcext:value-type="float">
            <text:p>90.8</text:p>
          </table:table-cell>
          <table:table-cell table:formula="of:=ABS([.I55]-[.J55])/(([.I55]+[.J55])/2)" office:value-type="percentage" office:value="0.0473118279569893" calcext:value-type="percentage">
            <text:p>4.73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ABS([.M55]-[.N55])/(([.M55]+[.N55])/2)" office:value-type="percentage" office:value="0.666666666666667" calcext:value-type="percentage">
            <text:p>66.67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7.3" calcext:value-type="float">
            <text:p>57.3</text:p>
          </table:table-cell>
          <table:table-cell table:formula="of:=ABS([.B56]-[.A56])/(([.A56]+[.B56])/2)" office:value-type="percentage" office:value="0" calcext:value-type="percentage">
            <text:p>0.00%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float" office:value="77.2" calcext:value-type="float">
            <text:p>77.2</text:p>
          </table:table-cell>
          <table:table-cell table:formula="of:=ABS([.F56]-[.E56])/(([.E56]+[.F56])/2)" office:value-type="percentage" office:value="0.0117263843648209" calcext:value-type="percentage">
            <text:p>1.17%</text:p>
          </table:table-cell>
          <table:table-cell/>
          <table:table-cell office:value-type="float" office:value="67.2" calcext:value-type="float">
            <text:p>67.2</text:p>
          </table:table-cell>
          <table:table-cell office:value-type="float" office:value="67.4" calcext:value-type="float">
            <text:p>67.4</text:p>
          </table:table-cell>
          <table:table-cell table:formula="of:=ABS([.I56]-[.J56])/(([.I56]+[.J56])/2)" office:value-type="percentage" office:value="0.00297176820208028" calcext:value-type="percentage">
            <text:p>0.30%</text:p>
          </table:table-cell>
          <table:table-cell/>
          <table:table-cell office:value-type="float" office:value="44.3" calcext:value-type="float">
            <text:p>44.3</text:p>
          </table:table-cell>
          <table:table-cell office:value-type="float" office:value="48.5" calcext:value-type="float">
            <text:p>48.5</text:p>
          </table:table-cell>
          <table:table-cell table:formula="of:=ABS([.M56]-[.N56])/(([.M56]+[.N56])/2)" office:value-type="percentage" office:value="0.0905172413793104" calcext:value-type="percentage">
            <text:p>9.05%</text:p>
          </table:table-cell>
          <table:table-cell table:number-columns-repeated="4"/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67.8" calcext:value-type="float">
            <text:p>67.8</text:p>
          </table:table-cell>
          <table:table-cell table:formula="of:=ABS([.B57]-[.A57])/(([.A57]+[.B57])/2)" office:value-type="percentage" office:value="0.00147601476014752" calcext:value-type="percentage">
            <text:p>0.15%</text:p>
          </table:table-cell>
          <table:table-cell/>
          <table:table-cell office:value-type="float" office:value="74.4" calcext:value-type="float">
            <text:p>74.4</text:p>
          </table:table-cell>
          <table:table-cell office:value-type="float" office:value="74.5" calcext:value-type="float">
            <text:p>74.5</text:p>
          </table:table-cell>
          <table:table-cell table:formula="of:=ABS([.F57]-[.E57])/(([.E57]+[.F57])/2)" office:value-type="percentage" office:value="0.00134318334452645" calcext:value-type="percentage">
            <text:p>0.13%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float" office:value="58.3" calcext:value-type="float">
            <text:p>58.3</text:p>
          </table:table-cell>
          <table:table-cell table:formula="of:=ABS([.I57]-[.J57])/(([.I57]+[.J57])/2)" office:value-type="percentage" office:value="0.00683760683760694" calcext:value-type="percentage">
            <text:p>0.68%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22" calcext:value-type="float">
            <text:p>22</text:p>
          </table:table-cell>
          <table:table-cell table:formula="of:=ABS([.M57]-[.N57])/(([.M57]+[.N57])/2)" office:value-type="percentage" office:value="0.21501014198783" calcext:value-type="percentage">
            <text:p>21.5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2.6" calcext:value-type="float">
            <text:p>72.6</text:p>
          </table:table-cell>
          <table:table-cell table:formula="of:=ABS([.B58]-[.A58])/(([.A58]+[.B58])/2)" office:value-type="percentage" office:value="0" calcext:value-type="percentage">
            <text:p>0.00%</text:p>
          </table:table-cell>
          <table:table-cell/>
          <table:table-cell office:value-type="float" office:value="62.2" calcext:value-type="float">
            <text:p>62.2</text:p>
          </table:table-cell>
          <table:table-cell office:value-type="float" office:value="63.5" calcext:value-type="float">
            <text:p>63.5</text:p>
          </table:table-cell>
          <table:table-cell table:formula="of:=ABS([.F58]-[.E58])/(([.E58]+[.F58])/2)" office:value-type="percentage" office:value="0.020684168655529" calcext:value-type="percentage">
            <text:p>2.07%</text:p>
          </table:table-cell>
          <table:table-cell/>
          <table:table-cell table:number-columns-repeated="2" office:value-type="float" office:value="51.8" calcext:value-type="float">
            <text:p>51.8</text:p>
          </table:table-cell>
          <table:table-cell table:formula="of:=ABS([.I58]-[.J58])/(([.I58]+[.J58])/2)" office:value-type="percentage" office:value="0" calcext:value-type="percentage">
            <text:p>0.00%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36.3" calcext:value-type="float">
            <text:p>36.3</text:p>
          </table:table-cell>
          <table:table-cell table:formula="of:=ABS([.M58]-[.N58])/(([.M58]+[.N58])/2)" office:value-type="percentage" office:value="0.2" calcext:value-type="percentage">
            <text:p>2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9.4" calcext:value-type="float">
            <text:p>79.4</text:p>
          </table:table-cell>
          <table:table-cell table:formula="of:=ABS([.B59]-[.A59])/(([.A59]+[.B59])/2)" office:value-type="percentage" office:value="0" calcext:value-type="percentage">
            <text:p>0.00%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float" office:value="73" calcext:value-type="float">
            <text:p>73</text:p>
          </table:table-cell>
          <table:table-cell table:formula="of:=ABS([.F59]-[.E59])/(([.E59]+[.F59])/2)" office:value-type="percentage" office:value="0.00411805078929303" calcext:value-type="percentage">
            <text:p>0.41%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float" office:value="49.7" calcext:value-type="float">
            <text:p>49.7</text:p>
          </table:table-cell>
          <table:table-cell table:formula="of:=ABS([.I59]-[.J59])/(([.I59]+[.J59])/2)" office:value-type="percentage" office:value="0.0179461615154536" calcext:value-type="percentage">
            <text:p>1.79%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8" calcext:value-type="float">
            <text:p>8</text:p>
          </table:table-cell>
          <table:table-cell table:formula="of:=ABS([.M59]-[.N59])/(([.M59]+[.N59])/2)" office:value-type="percentage" office:value="0.454106280193237" calcext:value-type="percentage">
            <text:p>45.41%</text:p>
          </table:table-cell>
          <table:table-cell table:number-columns-repeated="4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53.2" calcext:value-type="float">
            <text:p>53.2</text:p>
          </table:table-cell>
          <table:table-cell table:formula="of:=ABS([.B60]-[.A60])/(([.A60]+[.B60])/2)" office:value-type="percentage" office:value="0.0965517241379311" calcext:value-type="percentage">
            <text:p>9.66%</text:p>
          </table:table-cell>
          <table:table-cell/>
          <table:table-cell office:value-type="float" office:value="69.8" calcext:value-type="float">
            <text:p>69.8</text:p>
          </table:table-cell>
          <table:table-cell office:value-type="float" office:value="68" calcext:value-type="float">
            <text:p>68</text:p>
          </table:table-cell>
          <table:table-cell table:formula="of:=ABS([.F60]-[.E60])/(([.E60]+[.F60])/2)" office:value-type="percentage" office:value="0.0261248185776487" calcext:value-type="percentage">
            <text:p>2.61%</text:p>
          </table:table-cell>
          <table:table-cell/>
          <table:table-cell office:value-type="float" office:value="75.4" calcext:value-type="float">
            <text:p>75.4</text:p>
          </table:table-cell>
          <table:table-cell office:value-type="float" office:value="75.3" calcext:value-type="float">
            <text:p>75.3</text:p>
          </table:table-cell>
          <table:table-cell table:formula="of:=ABS([.I60]-[.J60])/(([.I60]+[.J60])/2)" office:value-type="percentage" office:value="0.00132714001327151" calcext:value-type="percentage">
            <text:p>0.13%</text:p>
          </table:table-cell>
          <table:table-cell/>
          <table:table-cell office:value-type="float" office:value="41.1" calcext:value-type="float">
            <text:p>41.1</text:p>
          </table:table-cell>
          <table:table-cell office:value-type="float" office:value="46" calcext:value-type="float">
            <text:p>46</text:p>
          </table:table-cell>
          <table:table-cell table:formula="of:=ABS([.M60]-[.N60])/(([.M60]+[.N60])/2)" office:value-type="percentage" office:value="0.112514351320321" calcext:value-type="percentage">
            <text:p>11.25%</text:p>
          </table:table-cell>
          <table:table-cell table:number-columns-repeated="4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74.9" calcext:value-type="float">
            <text:p>74.9</text:p>
          </table:table-cell>
          <table:table-cell table:formula="of:=ABS([.B61]-[.A61])/(([.A61]+[.B61])/2)" office:value-type="percentage" office:value="0.00133600534402149" calcext:value-type="percentage">
            <text:p>0.13%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79.5" calcext:value-type="float">
            <text:p>79.5</text:p>
          </table:table-cell>
          <table:table-cell table:formula="of:=ABS([.F61]-[.E61])/(([.E61]+[.F61])/2)" office:value-type="percentage" office:value="0.0203303684879288" calcext:value-type="percentage">
            <text:p>2.03%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62.6" calcext:value-type="float">
            <text:p>62.6</text:p>
          </table:table-cell>
          <table:table-cell table:formula="of:=ABS([.I61]-[.J61])/(([.I61]+[.J61])/2)" office:value-type="percentage" office:value="0.00159872102318148" calcext:value-type="percentage">
            <text:p>0.16%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float" office:value="15" calcext:value-type="float">
            <text:p>15</text:p>
          </table:table-cell>
          <table:table-cell table:formula="of:=ABS([.M61]-[.N61])/(([.M61]+[.N61])/2)" office:value-type="percentage" office:value="0.373983739837398" calcext:value-type="percentage">
            <text:p>37.4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5.3" calcext:value-type="float">
            <text:p>75.3</text:p>
          </table:table-cell>
          <table:table-cell table:formula="of:=ABS([.B62]-[.A62])/(([.A62]+[.B62])/2)" office:value-type="percentage" office:value="0" calcext:value-type="percentage">
            <text:p>0.00%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78" calcext:value-type="float">
            <text:p>78</text:p>
          </table:table-cell>
          <table:table-cell table:formula="of:=ABS([.F62]-[.E62])/(([.E62]+[.F62])/2)" office:value-type="percentage" office:value="0.00643086816720257" calcext:value-type="percentage">
            <text:p>0.64%</text:p>
          </table:table-cell>
          <table:table-cell/>
          <table:table-cell office:value-type="float" office:value="55.3" calcext:value-type="float">
            <text:p>55.3</text:p>
          </table:table-cell>
          <table:table-cell office:value-type="float" office:value="54.7" calcext:value-type="float">
            <text:p>54.7</text:p>
          </table:table-cell>
          <table:table-cell table:formula="of:=ABS([.I62]-[.J62])/(([.I62]+[.J62])/2)" office:value-type="percentage" office:value="0.0109090909090908" calcext:value-type="percentage">
            <text:p>1.09%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34.2" calcext:value-type="float">
            <text:p>34.2</text:p>
          </table:table-cell>
          <table:table-cell table:formula="of:=ABS([.M62]-[.N62])/(([.M62]+[.N62])/2)" office:value-type="percentage" office:value="0.213592233009709" calcext:value-type="percentage">
            <text:p>21.36%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.9" calcext:value-type="float">
            <text:p>38.9</text:p>
          </table:table-cell>
          <table:table-cell table:formula="of:=ABS([.B63]-[.A63])/(([.A63]+[.B63])/2)" office:value-type="percentage" office:value="0.00256739409499362" calcext:value-type="percentage">
            <text:p>0.26%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3.2" calcext:value-type="float">
            <text:p>73.2</text:p>
          </table:table-cell>
          <table:table-cell table:formula="of:=ABS([.F63]-[.E63])/(([.E63]+[.F63])/2)" office:value-type="percentage" office:value="0.0165289256198348" calcext:value-type="percentage">
            <text:p>1.65%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86.2" calcext:value-type="float">
            <text:p>86.2</text:p>
          </table:table-cell>
          <table:table-cell table:formula="of:=ABS([.I63]-[.J63])/(([.I63]+[.J63])/2)" office:value-type="percentage" office:value="0.00578368999421631" calcext:value-type="percentage">
            <text:p>0.58%</text:p>
          </table:table-cell>
          <table:table-cell/>
          <table:table-cell office:value-type="float" office:value="50.2" calcext:value-type="float">
            <text:p>50.2</text:p>
          </table:table-cell>
          <table:table-cell office:value-type="float" office:value="54.4" calcext:value-type="float">
            <text:p>54.4</text:p>
          </table:table-cell>
          <table:table-cell table:formula="of:=ABS([.M63]-[.N63])/(([.M63]+[.N63])/2)" office:value-type="percentage" office:value="0.0803059273422561" calcext:value-type="percentage">
            <text:p>8.03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7.4" calcext:value-type="float">
            <text:p>47.4</text:p>
          </table:table-cell>
          <table:table-cell table:formula="of:=ABS([.B64]-[.A64])/(([.A64]+[.B64])/2)" office:value-type="percentage" office:value="0" calcext:value-type="percentage">
            <text:p>0.00%</text:p>
          </table:table-cell>
          <table:table-cell/>
          <table:table-cell office:value-type="float" office:value="75.4" calcext:value-type="float">
            <text:p>75.4</text:p>
          </table:table-cell>
          <table:table-cell office:value-type="float" office:value="77.6" calcext:value-type="float">
            <text:p>77.6</text:p>
          </table:table-cell>
          <table:table-cell table:formula="of:=ABS([.F64]-[.E64])/(([.E64]+[.F64])/2)" office:value-type="percentage" office:value="0.0287581699346404" calcext:value-type="percentage">
            <text:p>2.88%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77.3" calcext:value-type="float">
            <text:p>77.3</text:p>
          </table:table-cell>
          <table:table-cell table:formula="of:=ABS([.I64]-[.J64])/(([.I64]+[.J64])/2)" office:value-type="percentage" office:value="0.0154043645699615" calcext:value-type="percentage">
            <text:p>1.54%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2.9" calcext:value-type="float">
            <text:p>42.9</text:p>
          </table:table-cell>
          <table:table-cell table:formula="of:=ABS([.M64]-[.N64])/(([.M64]+[.N64])/2)" office:value-type="percentage" office:value="0.0253164556962026" calcext:value-type="percentage">
            <text:p>2.53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8.9" calcext:value-type="float">
            <text:p>58.9</text:p>
          </table:table-cell>
          <table:table-cell table:formula="of:=ABS([.B65]-[.A65])/(([.A65]+[.B65])/2)" office:value-type="percentage" office:value="0" calcext:value-type="percentage">
            <text:p>0.00%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2.8" calcext:value-type="float">
            <text:p>82.8</text:p>
          </table:table-cell>
          <table:table-cell table:formula="of:=ABS([.F65]-[.E65])/(([.E65]+[.F65])/2)" office:value-type="percentage" office:value="0.0469715698393078" calcext:value-type="percentage">
            <text:p>4.70%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80.6" calcext:value-type="float">
            <text:p>80.6</text:p>
          </table:table-cell>
          <table:table-cell table:formula="of:=ABS([.I65]-[.J65])/(([.I65]+[.J65])/2)" office:value-type="percentage" office:value="0.0012414649286157" calcext:value-type="percentage">
            <text:p>0.12%</text:p>
          </table:table-cell>
          <table:table-cell/>
          <table:table-cell office:value-type="float" office:value="32.4" calcext:value-type="float">
            <text:p>32.4</text:p>
          </table:table-cell>
          <table:table-cell office:value-type="float" office:value="38.7" calcext:value-type="float">
            <text:p>38.7</text:p>
          </table:table-cell>
          <table:table-cell table:formula="of:=ABS([.M65]-[.N65])/(([.M65]+[.N65])/2)" office:value-type="percentage" office:value="0.177215189873418" calcext:value-type="percentage">
            <text:p>17.72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9.9" calcext:value-type="float">
            <text:p>49.9</text:p>
          </table:table-cell>
          <table:table-cell table:formula="of:=ABS([.B66]-[.A66])/(([.A66]+[.B66])/2)" office:value-type="percentage" office:value="0" calcext:value-type="percentage">
            <text:p>0.00%</text:p>
          </table:table-cell>
          <table:table-cell/>
          <table:table-cell office:value-type="float" office:value="75.4" calcext:value-type="float">
            <text:p>75.4</text:p>
          </table:table-cell>
          <table:table-cell office:value-type="float" office:value="77.6" calcext:value-type="float">
            <text:p>77.6</text:p>
          </table:table-cell>
          <table:table-cell table:formula="of:=ABS([.F66]-[.E66])/(([.E66]+[.F66])/2)" office:value-type="percentage" office:value="0.0287581699346404" calcext:value-type="percentage">
            <text:p>2.88%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float" office:value="86.2" calcext:value-type="float">
            <text:p>86.2</text:p>
          </table:table-cell>
          <table:table-cell table:formula="of:=ABS([.I66]-[.J66])/(([.I66]+[.J66])/2)" office:value-type="percentage" office:value="0.00462962962962953" calcext:value-type="percentage">
            <text:p>0.46%</text:p>
          </table:table-cell>
          <table:table-cell/>
          <table:table-cell office:value-type="float" office:value="33.4" calcext:value-type="float">
            <text:p>33.4</text:p>
          </table:table-cell>
          <table:table-cell office:value-type="float" office:value="30" calcext:value-type="float">
            <text:p>30</text:p>
          </table:table-cell>
          <table:table-cell table:formula="of:=ABS([.M66]-[.N66])/(([.M66]+[.N66])/2)" office:value-type="percentage" office:value="0.107255520504732" calcext:value-type="percentage">
            <text:p>10.73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2.1" calcext:value-type="float">
            <text:p>52.1</text:p>
          </table:table-cell>
          <table:table-cell table:formula="of:=ABS([.B67]-[.A67])/(([.A67]+[.B67])/2)" office:value-type="percentage" office:value="0" calcext:value-type="percentage">
            <text:p>0.00%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84.9" calcext:value-type="float">
            <text:p>84.9</text:p>
          </table:table-cell>
          <table:table-cell table:formula="of:=ABS([.F67]-[.E67])/(([.E67]+[.F67])/2)" office:value-type="percentage" office:value="0.0286738351254481" calcext:value-type="percentage">
            <text:p>2.87%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85" calcext:value-type="float">
            <text:p>85</text:p>
          </table:table-cell>
          <table:table-cell table:formula="of:=ABS([.I67]-[.J67])/(([.I67]+[.J67])/2)" office:value-type="percentage" office:value="0.00117577895355666" calcext:value-type="percentage">
            <text:p>0.12%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6.9" calcext:value-type="float">
            <text:p>36.9</text:p>
          </table:table-cell>
          <table:table-cell table:formula="of:=ABS([.M67]-[.N67])/(([.M67]+[.N67])/2)" office:value-type="percentage" office:value="0.0246913580246913" calcext:value-type="percentage">
            <text:p>2.47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2.2" calcext:value-type="float">
            <text:p>42.2</text:p>
          </table:table-cell>
          <table:table-cell table:formula="of:=ABS([.B68]-[.A68])/(([.A68]+[.B68])/2)" office:value-type="percentage" office:value="0" calcext:value-type="percentage">
            <text:p>0.00%</text:p>
          </table:table-cell>
          <table:table-cell/>
          <table:table-cell office:value-type="float" office:value="70.9" calcext:value-type="float">
            <text:p>70.9</text:p>
          </table:table-cell>
          <table:table-cell office:value-type="float" office:value="73.4" calcext:value-type="float">
            <text:p>73.4</text:p>
          </table:table-cell>
          <table:table-cell table:formula="of:=ABS([.F68]-[.E68])/(([.E68]+[.F68])/2)" office:value-type="percentage" office:value="0.0346500346500346" calcext:value-type="percentage">
            <text:p>3.47%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68.1" calcext:value-type="float">
            <text:p>68.1</text:p>
          </table:table-cell>
          <table:table-cell table:formula="of:=ABS([.I68]-[.J68])/(([.I68]+[.J68])/2)" office:value-type="percentage" office:value="0.0102264426588751" calcext:value-type="percentage">
            <text:p>1.02%</text:p>
          </table:table-cell>
          <table:table-cell/>
          <table:table-cell office:value-type="float" office:value="53.4" calcext:value-type="float">
            <text:p>53.4</text:p>
          </table:table-cell>
          <table:table-cell office:value-type="float" office:value="53.5" calcext:value-type="float">
            <text:p>53.5</text:p>
          </table:table-cell>
          <table:table-cell table:formula="of:=ABS([.M68]-[.N68])/(([.M68]+[.N68])/2)" office:value-type="percentage" office:value="0.00187090739008422" calcext:value-type="percentage">
            <text:p>0.19%</text:p>
          </table:table-cell>
          <table:table-cell table:number-columns-repeated="4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44.2" calcext:value-type="float">
            <text:p>44.2</text:p>
          </table:table-cell>
          <table:table-cell table:formula="of:=ABS([.B69]-[.A69])/(([.A69]+[.B69])/2)" office:value-type="percentage" office:value="0.00226500566251419" calcext:value-type="percentage">
            <text:p>0.23%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88.4" calcext:value-type="float">
            <text:p>88.4</text:p>
          </table:table-cell>
          <table:table-cell table:formula="of:=ABS([.F69]-[.E69])/(([.E69]+[.F69])/2)" office:value-type="percentage" office:value="0.0451127819548873" calcext:value-type="percentage">
            <text:p>4.51%</text:p>
          </table:table-cell>
          <table:table-cell/>
          <table:table-cell office:value-type="float" office:value="83.4" calcext:value-type="float">
            <text:p>83.4</text:p>
          </table:table-cell>
          <table:table-cell office:value-type="float" office:value="83.1" calcext:value-type="float">
            <text:p>83.1</text:p>
          </table:table-cell>
          <table:table-cell table:formula="of:=ABS([.I69]-[.J69])/(([.I69]+[.J69])/2)" office:value-type="percentage" office:value="0.00360360360360374" calcext:value-type="percentage">
            <text:p>0.36%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5.3" calcext:value-type="float">
            <text:p>45.3</text:p>
          </table:table-cell>
          <table:table-cell table:formula="of:=ABS([.M69]-[.N69])/(([.M69]+[.N69])/2)" office:value-type="percentage" office:value="0.0291153415453527" calcext:value-type="percentage">
            <text:p>2.91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.5" calcext:value-type="float">
            <text:p>25.5</text:p>
          </table:table-cell>
          <table:table-cell table:formula="of:=ABS([.B70]-[.A70])/(([.A70]+[.B70])/2)" office:value-type="percentage" office:value="0" calcext:value-type="percentage">
            <text:p>0.00%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78.7" calcext:value-type="float">
            <text:p>78.7</text:p>
          </table:table-cell>
          <table:table-cell table:formula="of:=ABS([.F70]-[.E70])/(([.E70]+[.F70])/2)" office:value-type="percentage" office:value="0.0683311432325887" calcext:value-type="percentage">
            <text:p>6.83%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82.5" calcext:value-type="float">
            <text:p>82.5</text:p>
          </table:table-cell>
          <table:table-cell table:formula="of:=ABS([.I70]-[.J70])/(([.I70]+[.J70])/2)" office:value-type="percentage" office:value="0.0120481927710843" calcext:value-type="percentage">
            <text:p>1.20%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</text:p>
          </table:table-cell>
          <table:table-cell table:formula="of:=ABS([.M70]-[.N70])/(([.M70]+[.N70])/2)" office:value-type="percentage" office:value="0.240917782026769" calcext:value-type="percentage">
            <text:p>24.09%</text:p>
          </table:table-cell>
          <table:table-cell table:number-columns-repeated="4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4.4" calcext:value-type="float">
            <text:p>44.4</text:p>
          </table:table-cell>
          <table:table-cell table:formula="of:=ABS([.B71]-[.A71])/(([.A71]+[.B71])/2)" office:value-type="percentage" office:value="0.00225479143179259" calcext:value-type="percentage">
            <text:p>0.23%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float" office:value="73.3" calcext:value-type="float">
            <text:p>73.3</text:p>
          </table:table-cell>
          <table:table-cell table:formula="of:=ABS([.F71]-[.E71])/(([.E71]+[.F71])/2)" office:value-type="percentage" office:value="0.0446304044630405" calcext:value-type="percentage">
            <text:p>4.46%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.1" calcext:value-type="float">
            <text:p>68.1</text:p>
          </table:table-cell>
          <table:table-cell table:formula="of:=ABS([.I71]-[.J71])/(([.I71]+[.J71])/2)" office:value-type="percentage" office:value="0.013129102844639" calcext:value-type="percentage">
            <text:p>1.31%</text:p>
          </table:table-cell>
          <table:table-cell/>
          <table:table-cell office:value-type="float" office:value="61.7" calcext:value-type="float">
            <text:p>61.7</text:p>
          </table:table-cell>
          <table:table-cell office:value-type="float" office:value="64.4" calcext:value-type="float">
            <text:p>64.4</text:p>
          </table:table-cell>
          <table:table-cell table:formula="of:=ABS([.M71]-[.N71])/(([.M71]+[.N71])/2)" office:value-type="percentage" office:value="0.0428231562252181" calcext:value-type="percentage">
            <text:p>4.28%</text:p>
          </table:table-cell>
          <table:table-cell table:number-columns-repeated="4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1.4" calcext:value-type="float">
            <text:p>41.4</text:p>
          </table:table-cell>
          <table:table-cell table:formula="of:=ABS([.B72]-[.A72])/(([.A72]+[.B72])/2)" office:value-type="percentage" office:value="0.00241254523522319" calcext:value-type="percentage">
            <text:p>0.24%</text:p>
          </table:table-cell>
          <table:table-cell/>
          <table:table-cell office:value-type="float" office:value="73.7" calcext:value-type="float">
            <text:p>73.7</text:p>
          </table:table-cell>
          <table:table-cell office:value-type="float" office:value="76.4" calcext:value-type="float">
            <text:p>76.4</text:p>
          </table:table-cell>
          <table:table-cell table:formula="of:=ABS([.F72]-[.E72])/(([.E72]+[.F72])/2)" office:value-type="percentage" office:value="0.0359760159893405" calcext:value-type="percentage">
            <text:p>3.60%</text:p>
          </table:table-cell>
          <table:table-cell/>
          <table:table-cell office:value-type="float" office:value="70.9" calcext:value-type="float">
            <text:p>70.9</text:p>
          </table:table-cell>
          <table:table-cell office:value-type="float" office:value="71.1" calcext:value-type="float">
            <text:p>71.1</text:p>
          </table:table-cell>
          <table:table-cell table:formula="of:=ABS([.I72]-[.J72])/(([.I72]+[.J72])/2)" office:value-type="percentage" office:value="0.00281690140845054" calcext:value-type="percentage">
            <text:p>0.28%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float" office:value="54.1" calcext:value-type="float">
            <text:p>54.1</text:p>
          </table:table-cell>
          <table:table-cell table:formula="of:=ABS([.M72]-[.N72])/(([.M72]+[.N72])/2)" office:value-type="percentage" office:value="0.11328125" calcext:value-type="percentage">
            <text:p>11.33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0.9" calcext:value-type="float">
            <text:p>50.9</text:p>
          </table:table-cell>
          <table:table-cell table:formula="of:=ABS([.B73]-[.A73])/(([.A73]+[.B73])/2)" office:value-type="percentage" office:value="0" calcext:value-type="percentage">
            <text:p>0.00%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74.7" calcext:value-type="float">
            <text:p>74.7</text:p>
          </table:table-cell>
          <table:table-cell table:formula="of:=ABS([.F73]-[.E73])/(([.E73]+[.F73])/2)" office:value-type="percentage" office:value="0.0053691275167786" calcext:value-type="percentage">
            <text:p>0.54%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3.7" calcext:value-type="float">
            <text:p>83.7</text:p>
          </table:table-cell>
          <table:table-cell table:formula="of:=ABS([.I73]-[.J73])/(([.I73]+[.J73])/2)" office:value-type="percentage" office:value="0.00357781753130587" calcext:value-type="percentage">
            <text:p>0.36%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.2" calcext:value-type="float">
            <text:p>49.2</text:p>
          </table:table-cell>
          <table:table-cell table:formula="of:=ABS([.M73]-[.N73])/(([.M73]+[.N73])/2)" office:value-type="percentage" office:value="0.134490238611714" calcext:value-type="percentage">
            <text:p>13.45%</text:p>
          </table:table-cell>
          <table:table-cell table:number-columns-repeated="4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4.5" calcext:value-type="float">
            <text:p>14.5</text:p>
          </table:table-cell>
          <table:table-cell table:formula="of:=ABS([.B74]-[.A74])/(([.A74]+[.B74])/2)" office:value-type="percentage" office:value="0.0138888888888888" calcext:value-type="percentage">
            <text:p>1.39%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3.2" calcext:value-type="float">
            <text:p>63.2</text:p>
          </table:table-cell>
          <table:table-cell table:formula="of:=ABS([.F74]-[.E74])/(([.E74]+[.F74])/2)" office:value-type="percentage" office:value="0.051948051948052" calcext:value-type="percentage">
            <text:p>5.19%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77.3" calcext:value-type="float">
            <text:p>77.3</text:p>
          </table:table-cell>
          <table:table-cell table:formula="of:=ABS([.I74]-[.J74])/(([.I74]+[.J74])/2)" office:value-type="percentage" office:value="0.00258397932816541" calcext:value-type="percentage">
            <text:p>0.26%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34.1" calcext:value-type="float">
            <text:p>34.1</text:p>
          </table:table-cell>
          <table:table-cell table:formula="of:=ABS([.M74]-[.N74])/(([.M74]+[.N74])/2)" office:value-type="percentage" office:value="0.0358208955223881" calcext:value-type="percentage">
            <text:p>3.58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5.1" calcext:value-type="float">
            <text:p>75.1</text:p>
          </table:table-cell>
          <table:table-cell table:formula="of:=ABS([.B75]-[.A75])/(([.A75]+[.B75])/2)" office:value-type="percentage" office:value="0" calcext:value-type="percentage">
            <text:p>0.00%</text:p>
          </table:table-cell>
          <table:table-cell/>
          <table:table-cell office:value-type="float" office:value="74.9" calcext:value-type="float">
            <text:p>74.9</text:p>
          </table:table-cell>
          <table:table-cell office:value-type="float" office:value="76.6" calcext:value-type="float">
            <text:p>76.6</text:p>
          </table:table-cell>
          <table:table-cell table:formula="of:=ABS([.F75]-[.E75])/(([.E75]+[.F75])/2)" office:value-type="percentage" office:value="0.0224422442244223" calcext:value-type="percentage">
            <text:p>2.24%</text:p>
          </table:table-cell>
          <table:table-cell/>
          <table:table-cell office:value-type="float" office:value="59.8" calcext:value-type="float">
            <text:p>59.8</text:p>
          </table:table-cell>
          <table:table-cell office:value-type="float" office:value="60.1" calcext:value-type="float">
            <text:p>60.1</text:p>
          </table:table-cell>
          <table:table-cell table:formula="of:=ABS([.I75]-[.J75])/(([.I75]+[.J75])/2)" office:value-type="percentage" office:value="0.00500417014178489" calcext:value-type="percentage">
            <text:p>0.50%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22" calcext:value-type="float">
            <text:p>22</text:p>
          </table:table-cell>
          <table:table-cell table:formula="of:=ABS([.M75]-[.N75])/(([.M75]+[.N75])/2)" office:value-type="percentage" office:value="0.297872340425532" calcext:value-type="percentage">
            <text:p>29.79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.4" calcext:value-type="float">
            <text:p>41.4</text:p>
          </table:table-cell>
          <table:table-cell table:formula="of:=ABS([.B76]-[.A76])/(([.A76]+[.B76])/2)" office:value-type="percentage" office:value="0" calcext:value-type="percentage">
            <text:p>0.00%</text:p>
          </table:table-cell>
          <table:table-cell/>
          <table:table-cell office:value-type="float" office:value="76.9" calcext:value-type="float">
            <text:p>76.9</text:p>
          </table:table-cell>
          <table:table-cell office:value-type="float" office:value="79.8" calcext:value-type="float">
            <text:p>79.8</text:p>
          </table:table-cell>
          <table:table-cell table:formula="of:=ABS([.F76]-[.E76])/(([.E76]+[.F76])/2)" office:value-type="percentage" office:value="0.0370134014039565" calcext:value-type="percentage">
            <text:p>3.70%</text:p>
          </table:table-cell>
          <table:table-cell/>
          <table:table-cell office:value-type="float" office:value="71.8" calcext:value-type="float">
            <text:p>71.8</text:p>
          </table:table-cell>
          <table:table-cell office:value-type="float" office:value="71.1" calcext:value-type="float">
            <text:p>71.1</text:p>
          </table:table-cell>
          <table:table-cell table:formula="of:=ABS([.I76]-[.J76])/(([.I76]+[.J76])/2)" office:value-type="percentage" office:value="0.00979706088173552" calcext:value-type="percentage">
            <text:p>0.98%</text:p>
          </table:table-cell>
          <table:table-cell/>
          <table:table-cell office:value-type="float" office:value="36.4" calcext:value-type="float">
            <text:p>36.4</text:p>
          </table:table-cell>
          <table:table-cell office:value-type="float" office:value="37.2" calcext:value-type="float">
            <text:p>37.2</text:p>
          </table:table-cell>
          <table:table-cell table:formula="of:=ABS([.M76]-[.N76])/(([.M76]+[.N76])/2)" office:value-type="percentage" office:value="0.0217391304347827" calcext:value-type="percentage">
            <text:p>2.17%</text:p>
          </table:table-cell>
          <table:table-cell table:number-columns-repeated="4"/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51.8" calcext:value-type="float">
            <text:p>51.8</text:p>
          </table:table-cell>
          <table:table-cell table:formula="of:=ABS([.B77]-[.A77])/(([.A77]+[.B77])/2)" office:value-type="percentage" office:value="0.00193236714975834" calcext:value-type="percentage">
            <text:p>0.19%</text:p>
          </table:table-cell>
          <table:table-cell/>
          <table:table-cell table:number-columns-repeated="2" office:value-type="float" office:value="82.4" calcext:value-type="float">
            <text:p>82.4</text:p>
          </table:table-cell>
          <table:table-cell table:formula="of:=ABS([.F77]-[.E77])/(([.E77]+[.F77])/2)" office:value-type="percentage" office:value="0" calcext:value-type="percentage">
            <text:p>0.00%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86.2" calcext:value-type="float">
            <text:p>86.2</text:p>
          </table:table-cell>
          <table:table-cell table:formula="of:=ABS([.I77]-[.J77])/(([.I77]+[.J77])/2)" office:value-type="percentage" office:value="0.0149683362118595" calcext:value-type="percentage">
            <text:p>1.50%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12" calcext:value-type="float">
            <text:p>12</text:p>
          </table:table-cell>
          <table:table-cell table:formula="of:=ABS([.M77]-[.N77])/(([.M77]+[.N77])/2)" office:value-type="percentage" office:value="0.378378378378378" calcext:value-type="percentage">
            <text:p>37.84%</text:p>
          </table:table-cell>
          <table:table-cell table:number-columns-repeated="4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3.5" calcext:value-type="float">
            <text:p>33.5</text:p>
          </table:table-cell>
          <table:table-cell table:formula="of:=ABS([.B78]-[.A78])/(([.A78]+[.B78])/2)" office:value-type="percentage" office:value="0.00298062593144565" calcext:value-type="percentage">
            <text:p>0.30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F78]-[.E78])/(([.E78]+[.F78])/2)" office:value-type="percentage" office:value="0" calcext:value-type="percentage">
            <text:p>0.00%</text:p>
          </table:table-cell>
          <table:table-cell/>
          <table:table-cell office:value-type="float" office:value="84.2" calcext:value-type="float">
            <text:p>84.2</text:p>
          </table:table-cell>
          <table:table-cell office:value-type="float" office:value="84.3" calcext:value-type="float">
            <text:p>84.3</text:p>
          </table:table-cell>
          <table:table-cell table:formula="of:=ABS([.I78]-[.J78])/(([.I78]+[.J78])/2)" office:value-type="percentage" office:value="0.00118694362017797" calcext:value-type="percentage">
            <text:p>0.12%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20" calcext:value-type="float">
            <text:p>20</text:p>
          </table:table-cell>
          <table:table-cell table:formula="of:=ABS([.M78]-[.N78])/(([.M78]+[.N78])/2)" office:value-type="percentage" office:value="0.209944751381215" calcext:value-type="percentage">
            <text:p>20.99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7.2" calcext:value-type="float">
            <text:p>57.2</text:p>
          </table:table-cell>
          <table:table-cell table:formula="of:=ABS([.B79]-[.A79])/(([.A79]+[.B79])/2)" office:value-type="percentage" office:value="0" calcext:value-type="percentage">
            <text:p>0.00%</text:p>
          </table:table-cell>
          <table:table-cell/>
          <table:table-cell office:value-type="float" office:value="89.9" calcext:value-type="float">
            <text:p>89.9</text:p>
          </table:table-cell>
          <table:table-cell office:value-type="float" office:value="88.9" calcext:value-type="float">
            <text:p>88.9</text:p>
          </table:table-cell>
          <table:table-cell table:formula="of:=ABS([.F79]-[.E79])/(([.E79]+[.F79])/2)" office:value-type="percentage" office:value="0.0111856823266219" calcext:value-type="percentage">
            <text:p>1.12%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58.3" calcext:value-type="float">
            <text:p>58.3</text:p>
          </table:table-cell>
          <table:table-cell table:formula="of:=ABS([.I79]-[.J79])/(([.I79]+[.J79])/2)" office:value-type="percentage" office:value="0.00342465753424662" calcext:value-type="percentage">
            <text:p>0.34%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 table:formula="of:=ABS([.M79]-[.N79])/(([.M79]+[.N79])/2)" office:value-type="percentage" office:value="0.244224422442244" calcext:value-type="percentage">
            <text:p>24.42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8.3" calcext:value-type="float">
            <text:p>58.3</text:p>
          </table:table-cell>
          <table:table-cell table:formula="of:=ABS([.B80]-[.A80])/(([.A80]+[.B80])/2)" office:value-type="percentage" office:value="0" calcext:value-type="percentage">
            <text:p>0.00%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5.5" calcext:value-type="float">
            <text:p>85.5</text:p>
          </table:table-cell>
          <table:table-cell table:formula="of:=ABS([.F80]-[.E80])/(([.E80]+[.F80])/2)" office:value-type="percentage" office:value="0.0173913043478261" calcext:value-type="percentage">
            <text:p>1.74%</text:p>
          </table:table-cell>
          <table:table-cell/>
          <table:table-cell office:value-type="float" office:value="88.1" calcext:value-type="float">
            <text:p>88.1</text:p>
          </table:table-cell>
          <table:table-cell office:value-type="float" office:value="85.6" calcext:value-type="float">
            <text:p>85.6</text:p>
          </table:table-cell>
          <table:table-cell table:formula="of:=ABS([.I80]-[.J80])/(([.I80]+[.J80])/2)" office:value-type="percentage" office:value="0.0287852619458837" calcext:value-type="percentage">
            <text:p>2.88%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0" calcext:value-type="float">
            <text:p>10</text:p>
          </table:table-cell>
          <table:table-cell table:formula="of:=ABS([.M80]-[.N80])/(([.M80]+[.N80])/2)" office:value-type="percentage" office:value="0.484472049689441" calcext:value-type="percentage">
            <text:p>48.45%</text:p>
          </table:table-cell>
          <table:table-cell table:number-columns-repeated="4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49.2" calcext:value-type="float">
            <text:p>49.2</text:p>
          </table:table-cell>
          <table:table-cell table:formula="of:=ABS([.B81]-[.A81])/(([.A81]+[.B81])/2)" office:value-type="percentage" office:value="0.00203045685279176" calcext:value-type="percentage">
            <text:p>0.20%</text:p>
          </table:table-cell>
          <table:table-cell/>
          <table:table-cell office:value-type="float" office:value="59.1" calcext:value-type="float">
            <text:p>59.1</text:p>
          </table:table-cell>
          <table:table-cell office:value-type="float" office:value="60.8" calcext:value-type="float">
            <text:p>60.8</text:p>
          </table:table-cell>
          <table:table-cell table:formula="of:=ABS([.F81]-[.E81])/(([.E81]+[.F81])/2)" office:value-type="percentage" office:value="0.0283569641367806" calcext:value-type="percentage">
            <text:p>2.84%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59.2" calcext:value-type="float">
            <text:p>59.2</text:p>
          </table:table-cell>
          <table:table-cell table:formula="of:=ABS([.I81]-[.J81])/(([.I81]+[.J81])/2)" office:value-type="percentage" office:value="0.00673400673400671" calcext:value-type="percentage">
            <text:p>0.67%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47.9" calcext:value-type="float">
            <text:p>47.9</text:p>
          </table:table-cell>
          <table:table-cell table:formula="of:=ABS([.M81]-[.N81])/(([.M81]+[.N81])/2)" office:value-type="percentage" office:value="0.0587639311043566" calcext:value-type="percentage">
            <text:p>5.88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2.6" calcext:value-type="float">
            <text:p>42.6</text:p>
          </table:table-cell>
          <table:table-cell table:formula="of:=ABS([.B82]-[.A82])/(([.A82]+[.B82])/2)" office:value-type="percentage" office:value="0" calcext:value-type="percentage">
            <text:p>0.00%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89.1" calcext:value-type="float">
            <text:p>89.1</text:p>
          </table:table-cell>
          <table:table-cell table:formula="of:=ABS([.F82]-[.E82])/(([.E82]+[.F82])/2)" office:value-type="percentage" office:value="0.0459242250287026" calcext:value-type="percentage">
            <text:p>4.59%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table:formula="of:=ABS([.I82]-[.J82])/(([.I82]+[.J82])/2)" office:value-type="percentage" office:value="0.00275482093663916" calcext:value-type="percentage">
            <text:p>0.28%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23" calcext:value-type="float">
            <text:p>23</text:p>
          </table:table-cell>
          <table:table-cell table:formula="of:=ABS([.M82]-[.N82])/(([.M82]+[.N82])/2)" office:value-type="percentage" office:value="0.152610441767068" calcext:value-type="percentage">
            <text:p>15.26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5.7" calcext:value-type="float">
            <text:p>45.7</text:p>
          </table:table-cell>
          <table:table-cell table:formula="of:=ABS([.B83]-[.A83])/(([.A83]+[.B83])/2)" office:value-type="percentage" office:value="0" calcext:value-type="percentage">
            <text:p>0.00%</text:p>
          </table:table-cell>
          <table:table-cell/>
          <table:table-cell office:value-type="float" office:value="75.4" calcext:value-type="float">
            <text:p>75.4</text:p>
          </table:table-cell>
          <table:table-cell office:value-type="float" office:value="78.9" calcext:value-type="float">
            <text:p>78.9</text:p>
          </table:table-cell>
          <table:table-cell table:formula="of:=ABS([.F83]-[.E83])/(([.E83]+[.F83])/2)" office:value-type="percentage" office:value="0.0453661697990927" calcext:value-type="percentage">
            <text:p>4.54%</text:p>
          </table:table-cell>
          <table:table-cell/>
          <table:table-cell office:value-type="float" office:value="83.2" calcext:value-type="float">
            <text:p>83.2</text:p>
          </table:table-cell>
          <table:table-cell office:value-type="float" office:value="83.1" calcext:value-type="float">
            <text:p>83.1</text:p>
          </table:table-cell>
          <table:table-cell table:formula="of:=ABS([.I83]-[.J83])/(([.I83]+[.J83])/2)" office:value-type="percentage" office:value="0.00120264582080588" calcext:value-type="percentage">
            <text:p>0.12%</text:p>
          </table:table-cell>
          <table:table-cell/>
          <table:table-cell office:value-type="float" office:value="33.2" calcext:value-type="float">
            <text:p>33.2</text:p>
          </table:table-cell>
          <table:table-cell office:value-type="float" office:value="33.4" calcext:value-type="float">
            <text:p>33.4</text:p>
          </table:table-cell>
          <table:table-cell table:formula="of:=ABS([.M83]-[.N83])/(([.M83]+[.N83])/2)" office:value-type="percentage" office:value="0.00600600600600588" calcext:value-type="percentage">
            <text:p>0.60%</text:p>
          </table:table-cell>
          <table:table-cell table:number-columns-repeated="4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56.6" calcext:value-type="float">
            <text:p>56.6</text:p>
          </table:table-cell>
          <table:table-cell table:formula="of:=ABS([.B84]-[.A84])/(([.A84]+[.B84])/2)" office:value-type="percentage" office:value="0.00352733686067012" calcext:value-type="percentage">
            <text:p>0.35%</text:p>
          </table:table-cell>
          <table:table-cell/>
          <table:table-cell office:value-type="float" office:value="86.1" calcext:value-type="float">
            <text:p>86.1</text:p>
          </table:table-cell>
          <table:table-cell office:value-type="float" office:value="82.5" calcext:value-type="float">
            <text:p>82.5</text:p>
          </table:table-cell>
          <table:table-cell table:formula="of:=ABS([.F84]-[.E84])/(([.E84]+[.F84])/2)" office:value-type="percentage" office:value="0.0427046263345195" calcext:value-type="percentage">
            <text:p>4.27%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65.8" calcext:value-type="float">
            <text:p>65.8</text:p>
          </table:table-cell>
          <table:table-cell table:formula="of:=ABS([.I84]-[.J84])/(([.I84]+[.J84])/2)" office:value-type="percentage" office:value="0.0150829562594268" calcext:value-type="percentage">
            <text:p>1.51%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8" calcext:value-type="float">
            <text:p>8</text:p>
          </table:table-cell>
          <table:table-cell table:formula="of:=ABS([.M84]-[.N84])/(([.M84]+[.N84])/2)" office:value-type="percentage" office:value="0.454106280193237" calcext:value-type="percentage">
            <text:p>45.41%</text:p>
          </table:table-cell>
          <table:table-cell table:number-columns-repeated="4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49.1" calcext:value-type="float">
            <text:p>49.1</text:p>
          </table:table-cell>
          <table:table-cell table:formula="of:=ABS([.B85]-[.A85])/(([.A85]+[.B85])/2)" office:value-type="percentage" office:value="0.00203458799593085" calcext:value-type="percentage">
            <text:p>0.20%</text:p>
          </table:table-cell>
          <table:table-cell/>
          <table:table-cell office:value-type="float" office:value="66.3" calcext:value-type="float">
            <text:p>66.3</text:p>
          </table:table-cell>
          <table:table-cell office:value-type="float" office:value="67.8" calcext:value-type="float">
            <text:p>67.8</text:p>
          </table:table-cell>
          <table:table-cell table:formula="of:=ABS([.F85]-[.E85])/(([.E85]+[.F85])/2)" office:value-type="percentage" office:value="0.0223713646532438" calcext:value-type="percentage">
            <text:p>2.24%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float" office:value="68.1" calcext:value-type="float">
            <text:p>68.1</text:p>
          </table:table-cell>
          <table:table-cell table:formula="of:=ABS([.I85]-[.J85])/(([.I85]+[.J85])/2)" office:value-type="percentage" office:value="0.00877192982456153" calcext:value-type="percentage">
            <text:p>0.88%</text:p>
          </table:table-cell>
          <table:table-cell/>
          <table:table-cell office:value-type="float" office:value="43.4" calcext:value-type="float">
            <text:p>43.4</text:p>
          </table:table-cell>
          <table:table-cell office:value-type="float" office:value="44.1" calcext:value-type="float">
            <text:p>44.1</text:p>
          </table:table-cell>
          <table:table-cell table:formula="of:=ABS([.M85]-[.N85])/(([.M85]+[.N85])/2)" office:value-type="percentage" office:value="0.0160000000000001" calcext:value-type="percentage">
            <text:p>1.6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.9" calcext:value-type="float">
            <text:p>38.9</text:p>
          </table:table-cell>
          <table:table-cell table:formula="of:=ABS([.B86]-[.A86])/(([.A86]+[.B86])/2)" office:value-type="percentage" office:value="0" calcext:value-type="percentage">
            <text:p>0.00%</text:p>
          </table:table-cell>
          <table:table-cell/>
          <table:table-cell office:value-type="float" office:value="74.6" calcext:value-type="float">
            <text:p>74.6</text:p>
          </table:table-cell>
          <table:table-cell office:value-type="float" office:value="76.7" calcext:value-type="float">
            <text:p>76.7</text:p>
          </table:table-cell>
          <table:table-cell table:formula="of:=ABS([.F86]-[.E86])/(([.E86]+[.F86])/2)" office:value-type="percentage" office:value="0.0277594183740913" calcext:value-type="percentage">
            <text:p>2.78%</text:p>
          </table:table-cell>
          <table:table-cell/>
          <table:table-cell office:value-type="float" office:value="72.2" calcext:value-type="float">
            <text:p>72.2</text:p>
          </table:table-cell>
          <table:table-cell office:value-type="float" office:value="72.5" calcext:value-type="float">
            <text:p>72.5</text:p>
          </table:table-cell>
          <table:table-cell table:formula="of:=ABS([.I86]-[.J86])/(([.I86]+[.J86])/2)" office:value-type="percentage" office:value="0.00414651002073251" calcext:value-type="percentage">
            <text:p>0.41%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6.5" calcext:value-type="float">
            <text:p>46.5</text:p>
          </table:table-cell>
          <table:table-cell table:formula="of:=ABS([.M86]-[.N86])/(([.M86]+[.N86])/2)" office:value-type="percentage" office:value="0.0108108108108108" calcext:value-type="percentage">
            <text:p>1.08%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.9" calcext:value-type="float">
            <text:p>64.9</text:p>
          </table:table-cell>
          <table:table-cell table:formula="of:=ABS([.B87]-[.A87])/(([.A87]+[.B87])/2)" office:value-type="percentage" office:value="0.00153964588144718" calcext:value-type="percentage">
            <text:p>0.15%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81.3" calcext:value-type="float">
            <text:p>81.3</text:p>
          </table:table-cell>
          <table:table-cell table:formula="of:=ABS([.F87]-[.E87])/(([.E87]+[.F87])/2)" office:value-type="percentage" office:value="0.00245700245700249" calcext:value-type="percentage">
            <text:p>0.25%</text:p>
          </table:table-cell>
          <table:table-cell/>
          <table:table-cell office:value-type="float" office:value="57.2" calcext:value-type="float">
            <text:p>57.2</text:p>
          </table:table-cell>
          <table:table-cell office:value-type="float" office:value="56.5" calcext:value-type="float">
            <text:p>56.5</text:p>
          </table:table-cell>
          <table:table-cell table:formula="of:=ABS([.I87]-[.J87])/(([.I87]+[.J87])/2)" office:value-type="percentage" office:value="0.0123131046613897" calcext:value-type="percentage">
            <text:p>1.23%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13" calcext:value-type="float">
            <text:p>13</text:p>
          </table:table-cell>
          <table:table-cell table:formula="of:=ABS([.M87]-[.N87])/(([.M87]+[.N87])/2)" office:value-type="percentage" office:value="0.122743682310469" calcext:value-type="percentage">
            <text:p>12.27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4.5" calcext:value-type="float">
            <text:p>34.5</text:p>
          </table:table-cell>
          <table:table-cell table:formula="of:=ABS([.B88]-[.A88])/(([.A88]+[.B88])/2)" office:value-type="percentage" office:value="0" calcext:value-type="percentage">
            <text:p>0.00%</text:p>
          </table:table-cell>
          <table:table-cell/>
          <table:table-cell office:value-type="float" office:value="87.1" calcext:value-type="float">
            <text:p>87.1</text:p>
          </table:table-cell>
          <table:table-cell office:value-type="float" office:value="89.2" calcext:value-type="float">
            <text:p>89.2</text:p>
          </table:table-cell>
          <table:table-cell table:formula="of:=ABS([.F88]-[.E88])/(([.E88]+[.F88])/2)" office:value-type="percentage" office:value="0.0238230289279638" calcext:value-type="percentage">
            <text:p>2.38%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1.4" calcext:value-type="float">
            <text:p>91.4</text:p>
          </table:table-cell>
          <table:table-cell table:formula="of:=ABS([.I88]-[.J88])/(([.I88]+[.J88])/2)" office:value-type="percentage" office:value="0.00438596491228076" calcext:value-type="percentage">
            <text:p>0.44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ABS([.M88]-[.N88])/(([.M88]+[.N88])/2)" office:value-type="percentage" office:value="0.24" calcext:value-type="percentage">
            <text:p>24.00%</text:p>
          </table:table-cell>
          <table:table-cell table:number-columns-repeated="4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43.4" calcext:value-type="float">
            <text:p>43.4</text:p>
          </table:table-cell>
          <table:table-cell table:formula="of:=ABS([.B89]-[.A89])/(([.A89]+[.B89])/2)" office:value-type="percentage" office:value="0.0399529964747355" calcext:value-type="percentage">
            <text:p>4.00%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8.4" calcext:value-type="float">
            <text:p>98.4</text:p>
          </table:table-cell>
          <table:table-cell table:formula="of:=ABS([.F89]-[.E89])/(([.E89]+[.F89])/2)" office:value-type="percentage" office:value="0.0161290322580645" calcext:value-type="percentage">
            <text:p>1.61%</text:p>
          </table:table-cell>
          <table:table-cell/>
          <table:table-cell office:value-type="float" office:value="89.3" calcext:value-type="float">
            <text:p>89.3</text:p>
          </table:table-cell>
          <table:table-cell office:value-type="float" office:value="88.5" calcext:value-type="float">
            <text:p>88.5</text:p>
          </table:table-cell>
          <table:table-cell table:formula="of:=ABS([.I89]-[.J89])/(([.I89]+[.J89])/2)" office:value-type="percentage" office:value="0.00899887514060739" calcext:value-type="percentage">
            <text:p>0.90%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table:formula="of:=ABS([.M89]-[.N89])/(([.M89]+[.N89])/2)" office:value-type="percentage" office:value="0.214022140221402" calcext:value-type="percentage">
            <text:p>21.40%</text:p>
          </table:table-cell>
          <table:table-cell table:number-columns-repeated="4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3" calcext:value-type="float">
            <text:p>33</text:p>
          </table:table-cell>
          <table:table-cell table:formula="of:=ABS([.B90]-[.A90])/(([.A90]+[.B90])/2)" office:value-type="percentage" office:value="0.00303490136570566" calcext:value-type="percentage">
            <text:p>0.30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F90]-[.E90])/(([.E90]+[.F90])/2)" office:value-type="percentage" office:value="0" calcext:value-type="percentage">
            <text:p>0.00%</text:p>
          </table:table-cell>
          <table:table-cell/>
          <table:table-cell office:value-type="float" office:value="80.7" calcext:value-type="float">
            <text:p>80.7</text:p>
          </table:table-cell>
          <table:table-cell office:value-type="float" office:value="80.6" calcext:value-type="float">
            <text:p>80.6</text:p>
          </table:table-cell>
          <table:table-cell table:formula="of:=ABS([.I90]-[.J90])/(([.I90]+[.J90])/2)" office:value-type="percentage" office:value="0.00123992560446384" calcext:value-type="percentage">
            <text:p>0.12%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14" calcext:value-type="float">
            <text:p>14</text:p>
          </table:table-cell>
          <table:table-cell table:formula="of:=ABS([.M90]-[.N90])/(([.M90]+[.N90])/2)" office:value-type="percentage" office:value="0.271604938271605" calcext:value-type="percentage">
            <text:p>27.16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6.4" calcext:value-type="float">
            <text:p>36.4</text:p>
          </table:table-cell>
          <table:table-cell table:formula="of:=ABS([.B91]-[.A91])/(([.A91]+[.B91])/2)" office:value-type="percentage" office:value="0" calcext:value-type="percentage">
            <text:p>0.00%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2.5" calcext:value-type="float">
            <text:p>82.5</text:p>
          </table:table-cell>
          <table:table-cell table:formula="of:=ABS([.F91]-[.E91])/(([.E91]+[.F91])/2)" office:value-type="percentage" office:value="0.0060790273556231" calcext:value-type="percentage">
            <text:p>0.61%</text:p>
          </table:table-cell>
          <table:table-cell/>
          <table:table-cell office:value-type="float" office:value="86.3" calcext:value-type="float">
            <text:p>86.3</text:p>
          </table:table-cell>
          <table:table-cell office:value-type="float" office:value="86.2" calcext:value-type="float">
            <text:p>86.2</text:p>
          </table:table-cell>
          <table:table-cell table:formula="of:=ABS([.I91]-[.J91])/(([.I91]+[.J91])/2)" office:value-type="percentage" office:value="0.00115942028985501" calcext:value-type="percentage">
            <text:p>0.12%</text:p>
          </table:table-cell>
          <table:table-cell/>
          <table:table-cell office:value-type="float" office:value="37.3" calcext:value-type="float">
            <text:p>37.3</text:p>
          </table:table-cell>
          <table:table-cell office:value-type="float" office:value="41.2" calcext:value-type="float">
            <text:p>41.2</text:p>
          </table:table-cell>
          <table:table-cell table:formula="of:=ABS([.M91]-[.N91])/(([.M91]+[.N91])/2)" office:value-type="percentage" office:value="0.0993630573248409" calcext:value-type="percentage">
            <text:p>9.94%</text:p>
          </table:table-cell>
          <table:table-cell table:number-columns-repeated="4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47.5" calcext:value-type="float">
            <text:p>47.5</text:p>
          </table:table-cell>
          <table:table-cell table:formula="of:=ABS([.B92]-[.A92])/(([.A92]+[.B92])/2)" office:value-type="percentage" office:value="0.00210748155953638" calcext:value-type="percentage">
            <text:p>0.21%</text:p>
          </table:table-cell>
          <table:table-cell/>
          <table:table-cell office:value-type="float" office:value="79.4" calcext:value-type="float">
            <text:p>79.4</text:p>
          </table:table-cell>
          <table:table-cell office:value-type="float" office:value="83.6" calcext:value-type="float">
            <text:p>83.6</text:p>
          </table:table-cell>
          <table:table-cell table:formula="of:=ABS([.F92]-[.E92])/(([.E92]+[.F92])/2)" office:value-type="percentage" office:value="0.0515337423312882" calcext:value-type="percentage">
            <text:p>5.15%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table:formula="of:=ABS([.I92]-[.J92])/(([.I92]+[.J92])/2)" office:value-type="percentage" office:value="0" calcext:value-type="percentage">
            <text:p>0.00%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33" calcext:value-type="float">
            <text:p>33</text:p>
          </table:table-cell>
          <table:table-cell table:formula="of:=ABS([.M92]-[.N92])/(([.M92]+[.N92])/2)" office:value-type="percentage" office:value="0.0245398773006134" calcext:value-type="percentage">
            <text:p>2.45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3.8" calcext:value-type="float">
            <text:p>43.8</text:p>
          </table:table-cell>
          <table:table-cell table:formula="of:=ABS([.B93]-[.A93])/(([.A93]+[.B93])/2)" office:value-type="percentage" office:value="0" calcext:value-type="percentage">
            <text:p>0.00%</text:p>
          </table:table-cell>
          <table:table-cell/>
          <table:table-cell office:value-type="float" office:value="81.8" calcext:value-type="float">
            <text:p>81.8</text:p>
          </table:table-cell>
          <table:table-cell office:value-type="float" office:value="84.8" calcext:value-type="float">
            <text:p>84.8</text:p>
          </table:table-cell>
          <table:table-cell table:formula="of:=ABS([.F93]-[.E93])/(([.E93]+[.F93])/2)" office:value-type="percentage" office:value="0.0360144057623049" calcext:value-type="percentage">
            <text:p>3.60%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77.3" calcext:value-type="float">
            <text:p>77.3</text:p>
          </table:table-cell>
          <table:table-cell table:formula="of:=ABS([.I93]-[.J93])/(([.I93]+[.J93])/2)" office:value-type="percentage" office:value="0.00773195876288671" calcext:value-type="percentage">
            <text:p>0.77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ABS([.M93]-[.N93])/(([.M93]+[.N93])/2)" office:value-type="percentage" office:value="0.0689655172413793" calcext:value-type="percentage">
            <text:p>6.9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4.7" calcext:value-type="float">
            <text:p>64.7</text:p>
          </table:table-cell>
          <table:table-cell table:formula="of:=ABS([.B94]-[.A94])/(([.A94]+[.B94])/2)" office:value-type="percentage" office:value="0" calcext:value-type="percentage">
            <text:p>0.00%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74.9" calcext:value-type="float">
            <text:p>74.9</text:p>
          </table:table-cell>
          <table:table-cell table:formula="of:=ABS([.F94]-[.E94])/(([.E94]+[.F94])/2)" office:value-type="percentage" office:value="0.00535475234270423" calcext:value-type="percentage">
            <text:p>0.54%</text:p>
          </table:table-cell>
          <table:table-cell/>
          <table:table-cell office:value-type="float" office:value="63.6" calcext:value-type="float">
            <text:p>63.6</text:p>
          </table:table-cell>
          <table:table-cell office:value-type="float" office:value="63.4" calcext:value-type="float">
            <text:p>63.4</text:p>
          </table:table-cell>
          <table:table-cell table:formula="of:=ABS([.I94]-[.J94])/(([.I94]+[.J94])/2)" office:value-type="percentage" office:value="0.00314960629921264" calcext:value-type="percentage">
            <text:p>0.31%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5" calcext:value-type="float">
            <text:p>15</text:p>
          </table:table-cell>
          <table:table-cell table:formula="of:=ABS([.M94]-[.N94])/(([.M94]+[.N94])/2)" office:value-type="percentage" office:value="0.255813953488372" calcext:value-type="percentage">
            <text:p>25.58%</text:p>
          </table:table-cell>
          <table:table-cell table:number-columns-repeated="4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5.9" calcext:value-type="float">
            <text:p>35.9</text:p>
          </table:table-cell>
          <table:table-cell table:formula="of:=ABS([.B95]-[.A95])/(([.A95]+[.B95])/2)" office:value-type="percentage" office:value="0.00278940027894007" calcext:value-type="percentage">
            <text:p>0.28%</text:p>
          </table:table-cell>
          <table:table-cell/>
          <table:table-cell office:value-type="float" office:value="63.6" calcext:value-type="float">
            <text:p>63.6</text:p>
          </table:table-cell>
          <table:table-cell office:value-type="float" office:value="63.5" calcext:value-type="float">
            <text:p>63.5</text:p>
          </table:table-cell>
          <table:table-cell table:formula="of:=ABS([.F95]-[.E95])/(([.E95]+[.F95])/2)" office:value-type="percentage" office:value="0.00157356412273802" calcext:value-type="percentage">
            <text:p>0.16%</text:p>
          </table:table-cell>
          <table:table-cell/>
          <table:table-cell office:value-type="float" office:value="74.8" calcext:value-type="float">
            <text:p>74.8</text:p>
          </table:table-cell>
          <table:table-cell office:value-type="float" office:value="75.3" calcext:value-type="float">
            <text:p>75.3</text:p>
          </table:table-cell>
          <table:table-cell table:formula="of:=ABS([.I95]-[.J95])/(([.I95]+[.J95])/2)" office:value-type="percentage" office:value="0.00666222518321119" calcext:value-type="percentage">
            <text:p>0.67%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34.3" calcext:value-type="float">
            <text:p>34.3</text:p>
          </table:table-cell>
          <table:table-cell table:formula="of:=ABS([.M95]-[.N95])/(([.M95]+[.N95])/2)" office:value-type="percentage" office:value="0.14375" calcext:value-type="percentage">
            <text:p>14.38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4.4" calcext:value-type="float">
            <text:p>54.4</text:p>
          </table:table-cell>
          <table:table-cell table:formula="of:=ABS([.B96]-[.A96])/(([.A96]+[.B96])/2)" office:value-type="percentage" office:value="0" calcext:value-type="percentage">
            <text:p>0.00%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float" office:value="90.5" calcext:value-type="float">
            <text:p>90.5</text:p>
          </table:table-cell>
          <table:table-cell table:formula="of:=ABS([.F96]-[.E96])/(([.E96]+[.F96])/2)" office:value-type="percentage" office:value="0.00332042058660761" calcext:value-type="percentage">
            <text:p>0.33%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4.7" calcext:value-type="float">
            <text:p>54.7</text:p>
          </table:table-cell>
          <table:table-cell table:formula="of:=ABS([.I96]-[.J96])/(([.I96]+[.J96])/2)" office:value-type="percentage" office:value="0.00546946216955328" calcext:value-type="percentage">
            <text:p>0.55%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18" calcext:value-type="float">
            <text:p>18</text:p>
          </table:table-cell>
          <table:table-cell table:formula="of:=ABS([.M96]-[.N96])/(([.M96]+[.N96])/2)" office:value-type="percentage" office:value="0.201834862385321" calcext:value-type="percentage">
            <text:p>20.18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6.8" calcext:value-type="float">
            <text:p>36.8</text:p>
          </table:table-cell>
          <table:table-cell table:formula="of:=ABS([.B97]-[.A97])/(([.A97]+[.B97])/2)" office:value-type="percentage" office:value="0" calcext:value-type="percentage">
            <text:p>0.00%</text:p>
          </table:table-cell>
          <table:table-cell/>
          <table:table-cell office:value-type="float" office:value="74.2" calcext:value-type="float">
            <text:p>74.2</text:p>
          </table:table-cell>
          <table:table-cell office:value-type="float" office:value="78.4" calcext:value-type="float">
            <text:p>78.4</text:p>
          </table:table-cell>
          <table:table-cell table:formula="of:=ABS([.F97]-[.E97])/(([.E97]+[.F97])/2)" office:value-type="percentage" office:value="0.0550458715596331" calcext:value-type="percentage">
            <text:p>5.50%</text:p>
          </table:table-cell>
          <table:table-cell/>
          <table:table-cell office:value-type="float" office:value="67.8" calcext:value-type="float">
            <text:p>67.8</text:p>
          </table:table-cell>
          <table:table-cell office:value-type="float" office:value="66.6" calcext:value-type="float">
            <text:p>66.6</text:p>
          </table:table-cell>
          <table:table-cell table:formula="of:=ABS([.I97]-[.J97])/(([.I97]+[.J97])/2)" office:value-type="percentage" office:value="0.0178571428571429" calcext:value-type="percentage">
            <text:p>1.79%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43" calcext:value-type="float">
            <text:p>43</text:p>
          </table:table-cell>
          <table:table-cell table:formula="of:=ABS([.M97]-[.N97])/(([.M97]+[.N97])/2)" office:value-type="percentage" office:value="0.120218579234973" calcext:value-type="percentage">
            <text:p>12.02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2.6" calcext:value-type="float">
            <text:p>42.6</text:p>
          </table:table-cell>
          <table:table-cell table:formula="of:=ABS([.B98]-[.A98])/(([.A98]+[.B98])/2)" office:value-type="percentage" office:value="0" calcext:value-type="percentage">
            <text:p>0.00%</text:p>
          </table:table-cell>
          <table:table-cell/>
          <table:table-cell office:value-type="float" office:value="85.3" calcext:value-type="float">
            <text:p>85.3</text:p>
          </table:table-cell>
          <table:table-cell office:value-type="float" office:value="88.3" calcext:value-type="float">
            <text:p>88.3</text:p>
          </table:table-cell>
          <table:table-cell table:formula="of:=ABS([.F98]-[.E98])/(([.E98]+[.F98])/2)" office:value-type="percentage" office:value="0.0345622119815668" calcext:value-type="percentage">
            <text:p>3.46%</text:p>
          </table:table-cell>
          <table:table-cell/>
          <table:table-cell table:number-columns-repeated="2" office:value-type="float" office:value="86.2" calcext:value-type="float">
            <text:p>86.2</text:p>
          </table:table-cell>
          <table:table-cell table:formula="of:=ABS([.I98]-[.J98])/(([.I98]+[.J98])/2)" office:value-type="percentage" office:value="0" calcext:value-type="percentage">
            <text:p>0.00%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" calcext:value-type="float">
            <text:p>23</text:p>
          </table:table-cell>
          <table:table-cell table:formula="of:=ABS([.M98]-[.N98])/(([.M98]+[.N98])/2)" office:value-type="percentage" office:value="0.0767494356659142" calcext:value-type="percentage">
            <text:p>7.67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3.7" calcext:value-type="float">
            <text:p>43.7</text:p>
          </table:table-cell>
          <table:table-cell table:formula="of:=ABS([.B99]-[.A99])/(([.A99]+[.B99])/2)" office:value-type="percentage" office:value="0" calcext:value-type="percentage">
            <text:p>0.00%</text:p>
          </table:table-cell>
          <table:table-cell/>
          <table:table-cell office:value-type="float" office:value="81.6" calcext:value-type="float">
            <text:p>81.6</text:p>
          </table:table-cell>
          <table:table-cell office:value-type="float" office:value="82.8" calcext:value-type="float">
            <text:p>82.8</text:p>
          </table:table-cell>
          <table:table-cell table:formula="of:=ABS([.F99]-[.E99])/(([.E99]+[.F99])/2)" office:value-type="percentage" office:value="0.0145985401459854" calcext:value-type="percentage">
            <text:p>1.46%</text:p>
          </table:table-cell>
          <table:table-cell/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table:formula="of:=ABS([.I99]-[.J99])/(([.I99]+[.J99])/2)" office:value-type="percentage" office:value="0.00454890068233506" calcext:value-type="percentage">
            <text:p>0.45%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ABS([.M99]-[.N99])/(([.M99]+[.N99])/2)" office:value-type="percentage" office:value="0.101694915254237" calcext:value-type="percentage">
            <text:p>10.17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5.1" calcext:value-type="float">
            <text:p>55.1</text:p>
          </table:table-cell>
          <table:table-cell table:formula="of:=ABS([.B100]-[.A100])/(([.A100]+[.B100])/2)" office:value-type="percentage" office:value="0" calcext:value-type="percentage">
            <text:p>0.00%</text:p>
          </table:table-cell>
          <table:table-cell/>
          <table:table-cell office:value-type="float" office:value="76.1" calcext:value-type="float">
            <text:p>76.1</text:p>
          </table:table-cell>
          <table:table-cell office:value-type="float" office:value="76.7" calcext:value-type="float">
            <text:p>76.7</text:p>
          </table:table-cell>
          <table:table-cell table:formula="of:=ABS([.F100]-[.E100])/(([.E100]+[.F100])/2)" office:value-type="percentage" office:value="0.00785340314136137" calcext:value-type="percentage">
            <text:p>0.79%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68.1" calcext:value-type="float">
            <text:p>68.1</text:p>
          </table:table-cell>
          <table:table-cell table:formula="of:=ABS([.I100]-[.J100])/(([.I100]+[.J100])/2)" office:value-type="percentage" office:value="0.00146735143066777" calcext:value-type="percentage">
            <text:p>0.15%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40.2" calcext:value-type="float">
            <text:p>40.2</text:p>
          </table:table-cell>
          <table:table-cell table:formula="of:=ABS([.M100]-[.N100])/(([.M100]+[.N100])/2)" office:value-type="percentage" office:value="0.454961832061069" calcext:value-type="percentage">
            <text:p>45.5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Prosjek: 0.66%</text:p>
          </table:table-cell>
          <table:table-cell table:number-columns-repeated="3"/>
          <table:table-cell table:style-name="Default" office:value-type="string" calcext:value-type="string">
            <text:p>Prosjek: 2.94%</text:p>
          </table:table-cell>
          <table:table-cell table:number-columns-repeated="3"/>
          <table:table-cell table:style-name="Default" office:value-type="string" calcext:value-type="string">
            <text:p>Prosjek: 0.73%</text:p>
          </table:table-cell>
          <table:table-cell table:number-columns-repeated="3"/>
          <table:table-cell table:style-name="Default" office:value-type="string" calcext:value-type="string">
            <text:p>Prosjek: 13.58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6:34:51.022241143</meta:creation-date>
    <meta:generator>LibreOffice/7.3.7.2$Linux_X86_64 LibreOffice_project/30$Build-2</meta:generator>
    <dc:date>2023-06-02T18:36:19.329561234</dc:date>
    <meta:editing-duration>PT1H20M21S</meta:editing-duration>
    <meta:editing-cycles>16</meta:editing-cycles>
    <meta:document-statistic meta:table-count="1" meta:cell-count="1355" meta:object-count="0"/>
  </office:meta>
</office:document-meta>
</file>